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text-properties style:font-name-complex="Tahoma1" style:language-complex="none" style:country-complex="none"/>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6" style:family="paragraph" style:parent-style-name="WW-Default">
      <style:paragraph-properties>
        <style:tab-stops>
          <style:tab-stop style:position="0cm"/>
        </style:tab-stops>
      </style:paragraph-properties>
      <style:text-properties style:font-name-complex="Tahoma1" style:language-complex="none"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none" style:country-complex="none" fo:hyphenate="false" fo:hyphenation-remain-char-count="2" fo:hyphenation-push-char-count="2"/>
    </style:style>
    <style:style style:name="P8"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10" style:family="paragraph" style:parent-style-name="WW-Default">
      <style:paragraph-properties>
        <style:tab-stops>
          <style:tab-stop style:position="0cm"/>
        </style:tab-stops>
      </style:paragraph-properties>
      <style:text-properties style:language-complex="none" style:country-complex="none"/>
    </style:style>
    <style:style style:name="P11"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12" style:family="paragraph" style:parent-style-name="Heading">
      <style:paragraph-properties fo:text-align="center" style:justify-single-word="false"/>
    </style:style>
    <style:style style:name="P13"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none" style:country-complex="none" style:font-weight-complex="bold" fo:hyphenate="false" fo:hyphenation-remain-char-count="2" fo:hyphenation-push-char-count="2"/>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Heading_20_1">
      <style:paragraph-properties>
        <style:tab-stops>
          <style:tab-stop style:position="0cm"/>
        </style:tab-stops>
      </style:paragraph-properties>
      <style:text-properties style:font-name-complex="Tahoma1" style:language-complex="none" style:country-complex="none"/>
    </style:style>
    <style:style style:name="P19"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20"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21" style:family="paragraph" style:parent-style-name="Heading_20_2">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22"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23"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none" style:country-complex="none"/>
    </style:style>
    <style:style style:name="P24"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none" style:country-complex="none" style:font-style-complex="italic" style:font-weight-complex="bold" fo:hyphenate="false" fo:hyphenation-remain-char-count="2" fo:hyphenation-push-char-count="2"/>
    </style:style>
    <style:style style:name="P25"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26"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27" style:family="paragraph" style:parent-style-name="Heading_20_1">
      <style:paragraph-properties fo:break-before="page"/>
    </style:style>
    <style:style style:name="P28"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29" style:family="paragraph" style:parent-style-name="WW-Default">
      <style:text-properties fo:font-style="italic" style:font-style-asian="italic" style:font-name-complex="Tahoma1" style:language-complex="none" style:country-complex="none" style:font-style-complex="italic"/>
    </style:style>
    <style:style style:name="P30" style:family="paragraph" style:parent-style-name="Heading_20_2">
      <style:paragraph-properties>
        <style:tab-stops>
          <style:tab-stop style:position="0cm"/>
        </style:tab-stops>
      </style:paragraph-properties>
      <style:text-properties style:language-complex="none" style:country-complex="none"/>
    </style:style>
    <style:style style:name="P31"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32" style:family="paragraph" style:parent-style-name="WW-Default" style:list-style-name="L3">
      <style:text-properties style:font-name-complex="Tahoma1" style:language-complex="none" style:country-complex="none"/>
    </style:style>
    <style:style style:name="P33"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P34" style:family="paragraph" style:parent-style-name="Heading_20_1">
      <style:paragraph-properties fo:break-before="page"/>
      <style:text-properties style:language-complex="none" style:country-complex="none"/>
    </style:style>
    <style:style style:name="P35" style:family="paragraph" style:parent-style-name="WW-Default" style:list-style-name="L4">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36"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none" style:country-complex="none" style:font-style-complex="italic" style:font-weight-complex="bold" fo:hyphenate="false" fo:hyphenation-remain-char-count="2" fo:hyphenation-push-char-count="2"/>
    </style:style>
    <style:style style:name="P37"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38"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P39"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fo:hyphenate="false" fo:hyphenation-remain-char-count="2" fo:hyphenation-push-char-count="2"/>
    </style:style>
    <style:style style:name="P4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none" style:country-complex="none" fo:hyphenate="false" fo:hyphenation-remain-char-count="2" fo:hyphenation-push-char-count="2"/>
    </style:style>
    <style:style style:name="P41"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fo:hyphenate="false" fo:hyphenation-remain-char-count="2" fo:hyphenation-push-char-count="2"/>
    </style:style>
    <style:style style:name="P42" style:family="paragraph" style:parent-style-name="WW-Default" style:list-style-name="L5">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T3" style:family="text">
      <style:text-properties fo:font-size="40pt" style:font-size-asian="40pt" style:font-size-complex="40pt" style:language-complex="none" style:country-complex="none"/>
    </style:style>
    <style:style style:name="T4" style:family="text">
      <style:text-properties fo:font-size="40pt" fo:font-weight="bold" style:font-size-asian="40pt" style:font-weight-asian="bold" style:font-size-complex="40pt" style:language-complex="none" style:country-complex="none" style:font-weight-complex="bold"/>
    </style:style>
    <style:style style:name="T5" style:family="text">
      <style:text-properties style:text-position="super 58%"/>
    </style:style>
    <style:style style:name="T6" style:family="text">
      <style:text-properties fo:color="#000000" style:font-name="Times New Roman" fo:font-size="12pt" fo:language="en" fo:country="US" style:font-name-asian="Lucida Sans Unicode" style:font-size-asian="12pt" style:font-size-complex="12pt"/>
    </style:style>
    <style:style style:name="T7" style:family="text">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T8" style:family="text">
      <style:text-properties style:text-underline-style="solid" style:text-underline-width="auto" style:text-underline-color="font-color"/>
    </style:style>
    <style:style style:name="T9" style:family="text">
      <style:text-properti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92748088">
          <text:insertion>
            <office:change-info>
              <dc:creator>G V</dc:creator>
              <dc:date>2007-01-11T13:27:00</dc:date>
            </office:change-info>
          </text:insertion>
        </text:changed-region>
        <text:changed-region text:id="ct92748288">
          <text:insertion>
            <office:change-info>
              <dc:creator>G V</dc:creator>
              <dc:date>2007-01-11T13:28:00</dc:date>
            </office:change-info>
          </text:insertion>
        </text:changed-region>
        <text:changed-region text:id="ct92527392">
          <text:deletion>
            <office:change-info>
              <dc:creator>G V</dc:creator>
              <dc:date>2007-01-11T13:28:00</dc:date>
            </office:change-info>
            <text:p text:style-name="P1">with</text:p>
          </text:deletion>
        </text:changed-region>
        <text:changed-region text:id="ct92748488">
          <text:insertion>
            <office:change-info>
              <dc:creator>G V</dc:creator>
              <dc:date>2007-01-11T13:28:00</dc:date>
            </office:change-info>
          </text:insertion>
        </text:changed-region>
        <text:changed-region text:id="ct56084352">
          <text:insertion>
            <office:change-info>
              <dc:creator>G V</dc:creator>
              <dc:date>2007-01-11T00:25:00</dc:date>
            </office:change-info>
          </text:insertion>
        </text:changed-region>
        <text:changed-region text:id="ct56083944">
          <text:format-change>
            <office:change-info>
              <dc:creator>G V</dc:creator>
              <dc:date>2007-01-11T00:25:00</dc:date>
            </office:change-info>
          </text:format-change>
        </text:changed-region>
        <text:changed-region text:id="ct56084080">
          <text:insertion>
            <office:change-info>
              <dc:creator>G V</dc:creator>
              <dc:date>2007-01-11T00:25:00</dc:date>
            </office:change-info>
          </text:insertion>
        </text:changed-region>
        <text:changed-region text:id="ct93241960">
          <text:insertion>
            <office:change-info>
              <dc:creator>G V</dc:creator>
              <dc:date>2007-01-11T16:44:00</dc:date>
            </office:change-info>
          </text:insertion>
        </text:changed-region>
        <text:changed-region text:id="ct56087632">
          <text:deletion>
            <office:change-info>
              <dc:creator>G V</dc:creator>
              <dc:date>2007-01-11T00:37:00</dc:date>
            </office:change-info>
            <text:p text:style-name="P2">It's the first step to achieved for the project.</text:p>
          </text:deletion>
        </text:changed-region>
        <text:changed-region text:id="ct56087496">
          <text:insertion>
            <office:change-info>
              <dc:creator>G V</dc:creator>
              <dc:date>2007-01-11T00:49:00</dc:date>
            </office:change-info>
          </text:insertion>
        </text:changed-region>
        <text:changed-region text:id="ct56087392">
          <text:insertion>
            <office:change-info>
              <dc:creator>G V</dc:creator>
              <dc:date>2007-01-11T00:49:00</dc:date>
            </office:change-info>
          </text:insertion>
        </text:changed-region>
        <text:changed-region text:id="ct56087288">
          <text:insertion>
            <office:change-info>
              <dc:creator>G V</dc:creator>
              <dc:date>2007-01-11T00:50:00</dc:date>
            </office:change-info>
          </text:insertion>
        </text:changed-region>
        <text:changed-region text:id="ct56082608">
          <text:insertion>
            <office:change-info>
              <dc:creator>G V</dc:creator>
              <dc:date>2007-01-11T00:39:00</dc:date>
            </office:change-info>
          </text:insertion>
        </text:changed-region>
        <text:changed-region text:id="ct56086224">
          <text:deletion>
            <office:change-info>
              <dc:creator>G V</dc:creator>
              <dc:date>2007-01-11T00:39:00</dc:date>
            </office:change-info>
            <text:p text:style-name="P2"><text:s/></text:p>
          </text:deletion>
        </text:changed-region>
        <text:changed-region text:id="ct56086120">
          <text:insertion>
            <office:change-info>
              <dc:creator>G V</dc:creator>
              <dc:date>2007-01-11T00:48:00</dc:date>
            </office:change-info>
          </text:insertion>
        </text:changed-region>
        <text:changed-region text:id="ct56084488">
          <text:deletion>
            <office:change-info>
              <dc:creator>G V</dc:creator>
              <dc:date>2007-01-11T00:48:00</dc:date>
            </office:change-info>
            <text:p text:style-name="P2">will be</text:p>
          </text:deletion>
        </text:changed-region>
        <text:changed-region text:id="ct56083808">
          <text:insertion>
            <office:change-info>
              <dc:creator>G V</dc:creator>
              <dc:date>2007-01-11T00:48:00</dc:date>
            </office:change-info>
          </text:insertion>
        </text:changed-region>
        <text:changed-region text:id="ct56083672">
          <text:insertion>
            <office:change-info>
              <dc:creator>G V</dc:creator>
              <dc:date>2007-01-11T00:48:00</dc:date>
            </office:change-info>
          </text:insertion>
        </text:changed-region>
        <text:changed-region text:id="ct56083568">
          <text:insertion>
            <office:change-info>
              <dc:creator>G V</dc:creator>
              <dc:date>2007-01-11T00:48:00</dc:date>
            </office:change-info>
          </text:insertion>
        </text:changed-region>
        <text:changed-region text:id="ct56078872">
          <text:insertion>
            <office:change-info>
              <dc:creator>G V</dc:creator>
              <dc:date>2007-01-11T00:39:00</dc:date>
            </office:change-info>
          </text:insertion>
        </text:changed-region>
        <text:changed-region text:id="ct56080872">
          <text:deletion>
            <office:change-info>
              <dc:creator>G V</dc:creator>
              <dc:date>2007-01-11T00:35:00</dc:date>
            </office:change-info>
            <text:p text:style-name="P2">engine</text:p>
          </text:deletion>
        </text:changed-region>
        <text:changed-region text:id="ct56082504">
          <text:deletion>
            <office:change-info>
              <dc:creator>G V</dc:creator>
              <dc:date>2007-01-11T00:49:00</dc:date>
            </office:change-info>
            <text:p text:style-name="P2"/>
            <text:p text:style-name="P2">The main focus is to continue to build the 2D </text:p>
          </text:deletion>
        </text:changed-region>
        <text:changed-region text:id="ct56080736">
          <text:deletion>
            <office:change-info>
              <dc:creator>G V</dc:creator>
              <dc:date>2007-01-11T00:35:00</dc:date>
            </office:change-info>
            <text:p text:style-name="P3">now </text:p>
          </text:deletion>
        </text:changed-region>
        <text:changed-region text:id="ct56080600">
          <text:insertion>
            <office:change-info>
              <dc:creator>G V</dc:creator>
              <dc:date>2007-01-11T00:35:00</dc:date>
            </office:change-info>
          </text:insertion>
        </text:changed-region>
        <text:changed-region text:id="ct56080464">
          <text:deletion>
            <office:change-info>
              <dc:creator>G V</dc:creator>
              <dc:date>2007-01-11T00:50:00</dc:date>
            </office:change-info>
            <text:p text:style-name="P2"/>
            <text:p text:style-name="P2">There are no character creation and only simple fights will be implemented.</text:p>
          </text:deletion>
        </text:changed-region>
        <text:changed-region text:id="ct56081008">
          <text:deletion>
            <office:change-info>
              <dc:creator>G V</dc:creator>
              <dc:date>2007-01-11T00:38:00</dc:date>
            </office:change-info>
            <text:p text:style-name="P2">40x40 square</text:p>
          </text:deletion>
        </text:changed-region>
        <text:changed-region text:id="ct56080328">
          <text:insertion>
            <office:change-info>
              <dc:creator>G V</dc:creator>
              <dc:date>2007-01-11T00:38:00</dc:date>
            </office:change-info>
          </text:insertion>
        </text:changed-region>
        <text:changed-region text:id="ct56080192">
          <text:deletion>
            <office:change-info>
              <dc:creator>G V</dc:creator>
              <dc:date>2007-01-11T00:38:00</dc:date>
            </office:change-info>
            <text:p text:style-name="P2">one square</text:p>
          </text:deletion>
        </text:changed-region>
        <text:changed-region text:id="ct56080056">
          <text:insertion>
            <office:change-info>
              <dc:creator>G V</dc:creator>
              <dc:date>2007-01-11T00:38:00</dc:date>
            </office:change-info>
          </text:insertion>
        </text:changed-region>
        <text:changed-region text:id="ct56079952">
          <text:insertion>
            <office:change-info>
              <dc:creator>G V</dc:creator>
              <dc:date>2007-01-11T00:51:00</dc:date>
            </office:change-info>
          </text:insertion>
        </text:changed-region>
        <text:changed-region text:id="ct56075528">
          <text:insertion>
            <office:change-info>
              <dc:creator>G V</dc:creator>
              <dc:date>2007-01-11T00:36:00</dc:date>
            </office:change-info>
          </text:insertion>
        </text:changed-region>
        <text:changed-region text:id="ct56078768">
          <text:insertion>
            <office:change-info>
              <dc:creator>G V</dc:creator>
              <dc:date>2007-01-11T00:51:00</dc:date>
            </office:change-info>
          </text:insertion>
        </text:changed-region>
        <text:changed-region text:id="ct56078664">
          <text:deletion>
            <office:change-info>
              <dc:creator>G V</dc:creator>
              <dc:date>2007-01-11T00:35:00</dc:date>
            </office:change-info>
            <text:p text:style-name="P2">will</text:p>
          </text:deletion>
        </text:changed-region>
        <text:changed-region text:id="ct56078560">
          <text:insertion>
            <office:change-info>
              <dc:creator>G V</dc:creator>
              <dc:date>2007-01-11T00:35:00</dc:date>
            </office:change-info>
          </text:insertion>
        </text:changed-region>
        <text:changed-region text:id="ct56078456">
          <text:deletion>
            <office:change-info>
              <dc:creator>G V</dc:creator>
              <dc:date>2007-01-11T00:36:00</dc:date>
            </office:change-info>
            <text:p text:style-name="P2">be</text:p>
          </text:deletion>
        </text:changed-region>
        <text:changed-region text:id="ct93395872">
          <text:deletion>
            <office:change-info>
              <dc:creator>G V</dc:creator>
              <dc:date>2007-01-11T17:11:00</dc:date>
            </office:change-info>
            <text:p text:style-name="P4"><text:s/></text:p>
          </text:deletion>
        </text:changed-region>
        <text:changed-region text:id="ct56076496">
          <text:deletion>
            <office:change-info>
              <dc:creator>G V</dc:creator>
              <dc:date>2007-01-11T00:52:00</dc:date>
            </office:change-info>
            <text:p text:style-name="P4"><text:s/></text:p>
          </text:deletion>
        </text:changed-region>
        <text:changed-region text:id="ct91616880">
          <text:insertion>
            <office:change-info>
              <dc:creator>G V</dc:creator>
              <dc:date>2007-01-11T17:38:00</dc:date>
            </office:change-info>
          </text:insertion>
        </text:changed-region>
        <text:changed-region text:id="ct56078992">
          <text:deletion>
            <office:change-info>
              <dc:creator>G V</dc:creator>
              <dc:date>2007-01-11T00:51:00</dc:date>
            </office:change-info>
            <text:p text:style-name="P4"><text:span text:style-name="T1">global music and</text:span></text:p>
          </text:deletion>
        </text:changed-region>
        <text:changed-region text:id="ct56076040">
          <text:insertion>
            <office:change-info>
              <dc:creator>G V</dc:creator>
              <dc:date>2007-01-11T00:52:00</dc:date>
            </office:change-info>
          </text:insertion>
        </text:changed-region>
        <text:changed-region text:id="ct56075888">
          <text:insertion>
            <office:change-info>
              <dc:creator>G V</dc:creator>
              <dc:date>2007-01-11T00:36:00</dc:date>
            </office:change-info>
          </text:insertion>
        </text:changed-region>
        <text:changed-region text:id="ct56075736">
          <text:deletion>
            <office:change-info>
              <dc:creator>G V</dc:creator>
              <dc:date>2007-01-11T00:42:00</dc:date>
            </office:change-info>
            <text:p text:style-name="P4">will</text:p>
          </text:deletion>
        </text:changed-region>
        <text:changed-region text:id="ct56075632">
          <text:insertion>
            <office:change-info>
              <dc:creator>G V</dc:creator>
              <dc:date>2007-01-11T00:42:00</dc:date>
            </office:change-info>
          </text:insertion>
        </text:changed-region>
        <text:changed-region text:id="ct56075392">
          <text:deletion>
            <office:change-info>
              <dc:creator>G V</dc:creator>
              <dc:date>2007-01-11T00:42:00</dc:date>
            </office:change-info>
            <text:p text:style-name="P4">be </text:p>
          </text:deletion>
        </text:changed-region>
        <text:changed-region text:id="ct56075240">
          <text:deletion>
            <office:change-info>
              <dc:creator>G V</dc:creator>
              <dc:date>2007-01-11T00:42:00</dc:date>
            </office:change-info>
            <text:p text:style-name="P4">in order to give same game experience on all hardware configurations. Now everything will be generated each 1/60s in order to implement fluidity and remove limitations of one operation each cycle (in v0.01 we can only move once each cycle for example).</text:p>
          </text:deletion>
        </text:changed-region>
        <text:changed-region text:id="ct56075040">
          <text:insertion>
            <office:change-info>
              <dc:creator>G V</dc:creator>
              <dc:date>2007-01-11T00:42:00</dc:date>
            </office:change-info>
          </text:insertion>
        </text:changed-region>
        <text:changed-region text:id="ct56074840">
          <text:insertion>
            <office:change-info>
              <dc:creator>G V</dc:creator>
              <dc:date>2007-01-11T00:42:00</dc:date>
            </office:change-info>
          </text:insertion>
        </text:changed-region>
        <text:changed-region text:id="ct56074640">
          <text:insertion>
            <office:change-info>
              <dc:creator>G V</dc:creator>
              <dc:date>2007-01-11T00:43:00</dc:date>
            </office:change-info>
          </text:insertion>
        </text:changed-region>
        <text:changed-region text:id="ct56074440">
          <text:deletion>
            <office:change-info>
              <dc:creator>G V</dc:creator>
              <dc:date>2007-01-11T00:42:00</dc:date>
            </office:change-info>
            <text:p text:style-name="P4">will be fluid and well represented.</text:p>
          </text:deletion>
        </text:changed-region>
        <text:changed-region text:id="ct56069960">
          <text:deletion>
            <office:change-info>
              <dc:creator>G V</dc:creator>
              <dc:date>2007-01-11T00:44:00</dc:date>
            </office:change-info>
            <text:p text:style-name="P4">will be present </text:p>
          </text:deletion>
        </text:changed-region>
        <text:changed-region text:id="ct56069856">
          <text:insertion>
            <office:change-info>
              <dc:creator>G V</dc:creator>
              <dc:date>2007-01-11T00:44:00</dc:date>
            </office:change-info>
          </text:insertion>
        </text:changed-region>
        <text:changed-region text:id="ct56069752">
          <text:insertion>
            <office:change-info>
              <dc:creator>G V</dc:creator>
              <dc:date>2007-01-11T00:44:00</dc:date>
            </office:change-info>
          </text:insertion>
        </text:changed-region>
        <text:changed-region text:id="ct56069648">
          <text:insertion>
            <office:change-info>
              <dc:creator>G V</dc:creator>
              <dc:date>2007-01-11T00:52:00</dc:date>
            </office:change-info>
          </text:insertion>
        </text:changed-region>
        <text:changed-region text:id="ct56065192">
          <text:insertion>
            <office:change-info>
              <dc:creator>G V</dc:creator>
              <dc:date>2007-01-11T00:53:00</dc:date>
            </office:change-info>
          </text:insertion>
        </text:changed-region>
        <text:changed-region text:id="ct56064576">
          <text:insertion>
            <office:change-info>
              <dc:creator>G V</dc:creator>
              <dc:date>2007-01-11T00:46:00</dc:date>
            </office:change-info>
          </text:insertion>
        </text:changed-region>
        <text:changed-region text:id="ct56065872">
          <text:insertion>
            <office:change-info>
              <dc:creator>G V</dc:creator>
              <dc:date>2007-01-11T00:52:00</dc:date>
            </office:change-info>
          </text:insertion>
        </text:changed-region>
        <text:changed-region text:id="ct56065736">
          <text:insertion>
            <office:change-info>
              <dc:creator>G V</dc:creator>
              <dc:date>2007-01-11T00:53:00</dc:date>
            </office:change-info>
          </text:insertion>
        </text:changed-region>
        <text:changed-region text:id="ct56065600">
          <text:deletion>
            <office:change-info>
              <dc:creator>G V</dc:creator>
              <dc:date>2007-01-11T00:53:00</dc:date>
            </office:change-info>
            <text:p text:style-name="P5">Each square is a 32*32 pixel surface. That means t</text:p>
          </text:deletion>
        </text:changed-region>
        <text:changed-region text:id="ct56065464">
          <text:deletion>
            <office:change-info>
              <dc:creator>G V</dc:creator>
              <dc:date>2007-01-11T00:53:00</dc:date>
            </office:change-info>
            <text:p text:style-name="P5">will </text:p>
          </text:deletion>
        </text:changed-region>
        <text:changed-region text:id="ct56065328">
          <text:insertion>
            <office:change-info>
              <dc:creator>G V</dc:creator>
              <dc:date>2007-01-11T00:53:00</dc:date>
            </office:change-info>
          </text:insertion>
        </text:changed-region>
        <text:changed-region text:id="ct56065056">
          <text:deletion>
            <office:change-info>
              <dc:creator>G V</dc:creator>
              <dc:date>2007-01-11T00:53:00</dc:date>
            </office:change-info>
            <text:p text:style-name="P5">will be</text:p>
          </text:deletion>
        </text:changed-region>
        <text:changed-region text:id="ct56064920">
          <text:insertion>
            <office:change-info>
              <dc:creator>G V</dc:creator>
              <dc:date>2007-01-11T00:53:00</dc:date>
            </office:change-info>
          </text:insertion>
        </text:changed-region>
        <text:changed-region text:id="ct56064784">
          <text:deletion>
            <office:change-info>
              <dc:creator>G V</dc:creator>
              <dc:date>2007-01-11T00:54:00</dc:date>
            </office:change-info>
            <text:p text:style-name="P5"/>
            <text:p text:style-name="P5"/>
          </text:deletion>
        </text:changed-region>
        <text:changed-region text:id="ct92163216">
          <text:deletion>
            <office:change-info>
              <dc:creator>G V</dc:creator>
              <dc:date>2007-01-11T13:29:00</dc:date>
            </office:change-info>
            <text:p text:style-name="P5">The status bar </text:p>
          </text:deletion>
        </text:changed-region>
        <text:changed-region text:id="ct56064680">
          <text:deletion>
            <office:change-info>
              <dc:creator>G V</dc:creator>
              <dc:date>2007-01-11T00:54:00</dc:date>
            </office:change-info>
            <text:p text:style-name="P5">will be</text:p>
          </text:deletion>
        </text:changed-region>
        <text:changed-region text:id="ct56136872">
          <text:deletion>
            <office:change-info>
              <dc:creator>G V</dc:creator>
              <dc:date>2007-01-11T13:29:00</dc:date>
            </office:change-info>
            <text:p text:style-name="P5"><text:s/>present at the end of the screen.</text:p>
          </text:deletion>
        </text:changed-region>
        <text:changed-region text:id="ct92182496">
          <text:deletion>
            <office:change-info>
              <dc:creator>G V</dc:creator>
              <dc:date>2007-01-11T13:29:00</dc:date>
            </office:change-info>
            <text:p text:style-name="P5"><text:s/>now</text:p>
          </text:deletion>
        </text:changed-region>
        <text:changed-region text:id="ct93388864">
          <text:insertion>
            <office:change-info>
              <dc:creator>G V</dc:creator>
              <dc:date>2007-01-11T17:05:00</dc:date>
            </office:change-info>
          </text:insertion>
        </text:changed-region>
        <text:changed-region text:id="ct93404536">
          <text:insertion>
            <office:change-info>
              <dc:creator>G V</dc:creator>
              <dc:date>2007-01-11T17:08:00</dc:date>
            </office:change-info>
          </text:insertion>
        </text:changed-region>
        <text:changed-region text:id="ct92749488">
          <text:insertion>
            <office:change-info>
              <dc:creator>G V</dc:creator>
              <dc:date>2007-01-11T13:29:00</dc:date>
            </office:change-info>
          </text:insertion>
        </text:changed-region>
        <text:changed-region text:id="ct56061864">
          <text:deletion>
            <office:change-info>
              <dc:creator>G V</dc:creator>
              <dc:date>2007-01-11T13:29:00</dc:date>
            </office:change-info>
            <text:p text:style-name="P5">Now t</text:p>
          </text:deletion>
        </text:changed-region>
        <text:changed-region text:id="ct92748888">
          <text:insertion>
            <office:change-info>
              <dc:creator>G V</dc:creator>
              <dc:date>2007-01-11T13:29:00</dc:date>
            </office:change-info>
          </text:insertion>
        </text:changed-region>
        <text:changed-region text:id="ct92748688">
          <text:deletion>
            <office:change-info>
              <dc:creator>G V</dc:creator>
              <dc:date>2007-01-11T13:29:00</dc:date>
            </office:change-info>
            <text:p text:style-name="P5">will be</text:p>
          </text:deletion>
        </text:changed-region>
        <text:changed-region text:id="ct92190248">
          <text:insertion>
            <office:change-info>
              <dc:creator>G V</dc:creator>
              <dc:date>2007-01-11T13:29:00</dc:date>
            </office:change-info>
          </text:insertion>
        </text:changed-region>
        <text:changed-region text:id="ct92189112">
          <text:deletion>
            <office:change-info>
              <dc:creator>G V</dc:creator>
              <dc:date>2007-01-11T13:29:00</dc:date>
            </office:change-info>
            <text:p text:style-name="P5">will be</text:p>
          </text:deletion>
        </text:changed-region>
        <text:changed-region text:id="ct92163320">
          <text:deletion>
            <office:change-info>
              <dc:creator>G V</dc:creator>
              <dc:date>2007-01-11T13:29:00</dc:date>
            </office:change-info>
            <text:p text:style-name="P5">will be</text:p>
          </text:deletion>
        </text:changed-region>
        <text:changed-region text:id="ct56136976">
          <text:insertion>
            <office:change-info>
              <dc:creator>G V</dc:creator>
              <dc:date>2007-01-11T13:29:00</dc:date>
            </office:change-info>
          </text:insertion>
        </text:changed-region>
        <text:changed-region text:id="ct93237256">
          <text:deletion>
            <office:change-info>
              <dc:creator>G V</dc:creator>
              <dc:date>2007-01-11T16:41:00</dc:date>
            </office:change-info>
            <text:p text:style-name="P5">character</text:p>
          </text:deletion>
        </text:changed-region>
        <text:changed-region text:id="ct93237456">
          <text:insertion>
            <office:change-info>
              <dc:creator>G V</dc:creator>
              <dc:date>2007-01-11T16:41:00</dc:date>
            </office:change-info>
          </text:insertion>
        </text:changed-region>
        <text:changed-region text:id="ct92749088">
          <text:insertion>
            <office:change-info>
              <dc:creator>G V</dc:creator>
              <dc:date>2007-01-11T13:29:00</dc:date>
            </office:change-info>
          </text:insertion>
        </text:changed-region>
        <text:changed-region text:id="ct92192952">
          <text:deletion>
            <office:change-info>
              <dc:creator>G V</dc:creator>
              <dc:date>2007-01-11T13:29:00</dc:date>
            </office:change-info>
            <text:p text:style-name="P5">will be</text:p>
          </text:deletion>
        </text:changed-region>
        <text:changed-region text:id="ct92161952">
          <text:insertion>
            <office:change-info>
              <dc:creator>G V</dc:creator>
              <dc:date>2007-01-11T13:29:00</dc:date>
            </office:change-info>
          </text:insertion>
        </text:changed-region>
        <text:changed-region text:id="ct92749288">
          <text:deletion>
            <office:change-info>
              <dc:creator>G V</dc:creator>
              <dc:date>2007-01-11T13:29:00</dc:date>
            </office:change-info>
            <text:p text:style-name="P5">will be</text:p>
          </text:deletion>
        </text:changed-region>
        <text:changed-region text:id="ct91539608">
          <text:deletion>
            <office:change-info>
              <dc:creator>G V</dc:creator>
              <dc:date>2007-01-11T13:29:00</dc:date>
            </office:change-info>
            <text:p text:style-name="P5">will be</text:p>
          </text:deletion>
        </text:changed-region>
        <text:changed-region text:id="ct92182392">
          <text:insertion>
            <office:change-info>
              <dc:creator>G V</dc:creator>
              <dc:date>2007-01-11T13:29:00</dc:date>
            </office:change-info>
          </text:insertion>
        </text:changed-region>
        <text:changed-region text:id="ct93237056">
          <text:deletion>
            <office:change-info>
              <dc:creator>G V</dc:creator>
              <dc:date>2007-01-11T16:40:00</dc:date>
            </office:change-info>
            <text:p text:style-name="P5">character</text:p>
          </text:deletion>
        </text:changed-region>
        <text:changed-region text:id="ct93236856">
          <text:insertion>
            <office:change-info>
              <dc:creator>G V</dc:creator>
              <dc:date>2007-01-11T16:40:00</dc:date>
            </office:change-info>
          </text:insertion>
        </text:changed-region>
        <text:changed-region text:id="ct92562240">
          <text:insertion>
            <office:change-info>
              <dc:creator>G V</dc:creator>
              <dc:date>2007-01-11T16:41:00</dc:date>
            </office:change-info>
          </text:insertion>
        </text:changed-region>
        <text:changed-region text:id="ct91909072">
          <text:deletion>
            <office:change-info>
              <dc:creator>G V</dc:creator>
              <dc:date>2007-01-11T16:41:00</dc:date>
            </office:change-info>
            <text:p text:style-name="P5">can</text:p>
          </text:deletion>
        </text:changed-region>
        <text:changed-region text:id="ct91908872">
          <text:insertion>
            <office:change-info>
              <dc:creator>G V</dc:creator>
              <dc:date>2007-01-11T16:41:00</dc:date>
            </office:change-info>
          </text:insertion>
        </text:changed-region>
        <text:changed-region text:id="ct91908672">
          <text:insertion>
            <office:change-info>
              <dc:creator>G V</dc:creator>
              <dc:date>2007-01-11T16:42:00</dc:date>
            </office:change-info>
          </text:insertion>
        </text:changed-region>
        <text:changed-region text:id="ct92583168">
          <text:insertion>
            <office:change-info>
              <dc:creator>G V</dc:creator>
              <dc:date>2007-01-11T17:03:00</dc:date>
            </office:change-info>
          </text:insertion>
        </text:changed-region>
        <text:changed-region text:id="ct92586368">
          <text:deletion>
            <office:change-info>
              <dc:creator>G V</dc:creator>
              <dc:date>2007-01-11T17:04:00</dc:date>
            </office:change-info>
            <text:p text:style-name="P6"/>
            <text:p text:style-name="P6"/>
          </text:deletion>
        </text:changed-region>
        <text:changed-region text:id="ct92819320">
          <text:deletion>
            <office:change-info>
              <dc:creator>G V</dc:creator>
              <dc:date>2007-01-11T13:43:00</dc:date>
            </office:change-info>
            <text:p text:style-name="P6">will be</text:p>
          </text:deletion>
        </text:changed-region>
        <text:changed-region text:id="ct92164488">
          <text:insertion>
            <office:change-info>
              <dc:creator>G V</dc:creator>
              <dc:date>2007-01-11T13:43:00</dc:date>
            </office:change-info>
          </text:insertion>
        </text:changed-region>
        <text:changed-region text:id="ct56540296">
          <text:deletion>
            <office:change-info>
              <dc:creator>G V</dc:creator>
              <dc:date>2007-01-11T13:43:00</dc:date>
            </office:change-info>
            <text:p text:style-name="P6">but</text:p>
          </text:deletion>
        </text:changed-region>
        <text:changed-region text:id="ct91415872">
          <text:insertion>
            <office:change-info>
              <dc:creator>G V</dc:creator>
              <dc:date>2007-01-11T13:43:00</dc:date>
            </office:change-info>
          </text:insertion>
        </text:changed-region>
        <text:changed-region text:id="ct56141968">
          <text:deletion>
            <office:change-info>
              <dc:creator>G V</dc:creator>
              <dc:date>2007-01-11T13:43:00</dc:date>
            </office:change-info>
            <text:p text:style-name="P6"><text:s/>not</text:p>
          </text:deletion>
        </text:changed-region>
        <text:changed-region text:id="ct91639416">
          <text:insertion>
            <office:change-info>
              <dc:creator>G V</dc:creator>
              <dc:date>2007-01-11T13:43:00</dc:date>
            </office:change-info>
          </text:insertion>
        </text:changed-region>
        <text:changed-region text:id="ct92177864">
          <text:insertion>
            <office:change-info>
              <dc:creator>G V</dc:creator>
              <dc:date>2007-01-11T13:43:00</dc:date>
            </office:change-info>
          </text:insertion>
        </text:changed-region>
        <text:changed-region text:id="ct92176328">
          <text:deletion>
            <office:change-info>
              <dc:creator>G V</dc:creator>
              <dc:date>2007-01-11T13:43:00</dc:date>
            </office:change-info>
            <text:p text:style-name="P2">will be</text:p>
          </text:deletion>
        </text:changed-region>
        <text:changed-region text:id="ct56146256">
          <text:insertion>
            <office:change-info>
              <dc:creator>G V</dc:creator>
              <dc:date>2007-01-11T13:43:00</dc:date>
            </office:change-info>
          </text:insertion>
        </text:changed-region>
        <text:changed-region text:id="ct92178712">
          <text:deletion>
            <office:change-info>
              <dc:creator>G V</dc:creator>
              <dc:date>2007-01-11T13:43:00</dc:date>
            </office:change-info>
            <text:p text:style-name="P2">will be </text:p>
          </text:deletion>
        </text:changed-region>
        <text:changed-region text:id="ct91539712">
          <text:insertion>
            <office:change-info>
              <dc:creator>G V</dc:creator>
              <dc:date>2007-01-11T13:43:00</dc:date>
            </office:change-info>
          </text:insertion>
        </text:changed-region>
        <text:changed-region text:id="ct92942648">
          <text:insertion>
            <office:change-info>
              <dc:creator>G V</dc:creator>
              <dc:date>2007-01-11T13:45:00</dc:date>
            </office:change-info>
          </text:insertion>
        </text:changed-region>
        <text:changed-region text:id="ct92166712">
          <text:insertion>
            <office:change-info>
              <dc:creator>G V</dc:creator>
              <dc:date>2007-01-11T13:44:00</dc:date>
            </office:change-info>
          </text:insertion>
        </text:changed-region>
        <text:changed-region text:id="ct91827680">
          <text:deletion>
            <office:change-info>
              <dc:creator>G V</dc:creator>
              <dc:date>2007-01-11T13:44:00</dc:date>
            </office:change-info>
            <text:p text:style-name="P2">will be </text:p>
          </text:deletion>
        </text:changed-region>
        <text:changed-region text:id="ct93922288">
          <text:insertion>
            <office:change-info>
              <dc:creator>G V</dc:creator>
              <dc:date>2007-01-11T17:38:00</dc:date>
            </office:change-info>
          </text:insertion>
        </text:changed-region>
        <text:changed-region text:id="ct91610216">
          <text:insertion>
            <office:change-info>
              <dc:creator>G V</dc:creator>
              <dc:date>2007-01-11T13:44:00</dc:date>
            </office:change-info>
          </text:insertion>
        </text:changed-region>
        <text:changed-region text:id="ct56539456">
          <text:insertion>
            <office:change-info>
              <dc:creator>G V</dc:creator>
              <dc:date>2007-01-11T13:44:00</dc:date>
            </office:change-info>
          </text:insertion>
        </text:changed-region>
        <text:changed-region text:id="ct92339416">
          <text:insertion>
            <office:change-info>
              <dc:creator>G V</dc:creator>
              <dc:date>2007-01-11T13:45:00</dc:date>
            </office:change-info>
          </text:insertion>
        </text:changed-region>
        <text:changed-region text:id="ct92163424">
          <text:insertion>
            <office:change-info>
              <dc:creator>G V</dc:creator>
              <dc:date>2007-01-11T13:46:00</dc:date>
            </office:change-info>
          </text:insertion>
        </text:changed-region>
        <text:changed-region text:id="ct31629544">
          <text:insertion>
            <office:change-info>
              <dc:creator>G V</dc:creator>
              <dc:date>2007-01-11T13:50:00</dc:date>
            </office:change-info>
          </text:insertion>
        </text:changed-region>
        <text:changed-region text:id="ct56568552">
          <text:deletion>
            <office:change-info>
              <dc:creator>G V</dc:creator>
              <dc:date>2007-01-11T13:26:00</dc:date>
            </office:change-info>
            <text:p text:style-name="P1">Player won't be able to go on Monster's square until they are dead.</text:p>
            <text:p text:style-name="P1">Monsters won't be able to go on Player's square.</text:p>
            <text:p text:style-name="P1">Monsters type 1can go on other Monsters type 1 square but not on monster type 2 square.</text:p>
            <text:p text:style-name="P1">Monsters type 2 can go on other Monsters type 2 square but not on monster type 1 square.</text:p>
            <text:p text:style-name="P1">No one leave the battlefield by the limits of the field.</text:p>
            <text:p text:style-name="P1">No one go on the status bar.</text:p>
          </text:deletion>
        </text:changed-region>
        <text:changed-region text:id="ct92739648">
          <text:insertion>
            <office:change-info>
              <dc:creator>G V</dc:creator>
              <dc:date>2007-01-11T16:32:00</dc:date>
            </office:change-info>
          </text:insertion>
        </text:changed-region>
        <text:changed-region text:id="ct92739448">
          <text:insertion>
            <office:change-info>
              <dc:creator>G V</dc:creator>
              <dc:date>2007-01-11T16:33:00</dc:date>
            </office:change-info>
          </text:insertion>
        </text:changed-region>
        <text:changed-region text:id="ct92586168">
          <text:insertion>
            <office:change-info>
              <dc:creator>G V</dc:creator>
              <dc:date>2007-01-11T17:04:00</dc:date>
            </office:change-info>
          </text:insertion>
        </text:changed-region>
        <text:changed-region text:id="ct92583368">
          <text:insertion>
            <office:change-info>
              <dc:creator>G V</dc:creator>
              <dc:date>2007-01-11T16:53:00</dc:date>
            </office:change-info>
          </text:insertion>
        </text:changed-region>
        <text:changed-region text:id="ct92601352">
          <text:deletion>
            <office:change-info>
              <dc:creator>G V</dc:creator>
              <dc:date>2007-01-11T16:29:00</dc:date>
            </office:change-info>
            <text:p text:style-name="P7">one square distance</text:p>
          </text:deletion>
        </text:changed-region>
        <text:changed-region text:id="ct93129672">
          <text:insertion>
            <office:change-info>
              <dc:creator>G V</dc:creator>
              <dc:date>2007-01-11T16:29:00</dc:date>
            </office:change-info>
          </text:insertion>
        </text:changed-region>
        <text:changed-region text:id="ct92190832">
          <text:deletion>
            <office:change-info>
              <dc:creator>G V</dc:creator>
              <dc:date>2007-01-11T16:29:00</dc:date>
            </office:change-info>
            <text:p text:style-name="P7">between one square and three squares</text:p>
          </text:deletion>
        </text:changed-region>
        <text:changed-region text:id="ct92854528">
          <text:insertion>
            <office:change-info>
              <dc:creator>G V</dc:creator>
              <dc:date>2007-01-11T16:29:00</dc:date>
            </office:change-info>
          </text:insertion>
        </text:changed-region>
        <text:changed-region text:id="ct92738448">
          <text:insertion>
            <office:change-info>
              <dc:creator>G V</dc:creator>
              <dc:date>2007-01-11T16:30:00</dc:date>
            </office:change-info>
          </text:insertion>
        </text:changed-region>
        <text:changed-region text:id="ct92738648">
          <text:insertion>
            <office:change-info>
              <dc:creator>G V</dc:creator>
              <dc:date>2007-01-11T16:31:00</dc:date>
            </office:change-info>
          </text:insertion>
        </text:changed-region>
        <text:changed-region text:id="ct92739048">
          <text:deletion>
            <office:change-info>
              <dc:creator>G V</dc:creator>
              <dc:date>2007-01-11T16:31:00</dc:date>
            </office:change-info>
            <text:p text:style-name="P7">will be </text:p>
          </text:deletion>
        </text:changed-region>
        <text:changed-region text:id="ct92738848">
          <text:deletion>
            <office:change-info>
              <dc:creator>G V</dc:creator>
              <dc:date>2007-01-11T16:31:00</dc:date>
            </office:change-info>
            <text:p text:style-name="P8">four</text:p>
          </text:deletion>
        </text:changed-region>
        <text:changed-region text:id="ct92738248">
          <text:insertion>
            <office:change-info>
              <dc:creator>G V</dc:creator>
              <dc:date>2007-01-11T16:31:00</dc:date>
            </office:change-info>
          </text:insertion>
        </text:changed-region>
        <text:changed-region text:id="ct92739248">
          <text:insertion>
            <office:change-info>
              <dc:creator>G V</dc:creator>
              <dc:date>2007-01-11T16:31:00</dc:date>
            </office:change-info>
          </text:insertion>
        </text:changed-region>
        <text:changed-region text:id="ct91326328">
          <text:deletion>
            <office:change-info>
              <dc:creator>G V</dc:creator>
              <dc:date>2007-01-11T13:09:00</dc:date>
            </office:change-info>
            <text:p text:style-name="P8">Attack animation will be presents and tweaked to make animation fluid.</text:p>
            <text:p text:style-name="WW-Default"><text:span text:style-name="T2">It will be the same for arrow movements.</text:span></text:p>
          </text:deletion>
        </text:changed-region>
        <text:changed-region text:id="ct92737848">
          <text:deletion>
            <office:change-info>
              <dc:creator>G V</dc:creator>
              <dc:date>2007-01-11T16:34:00</dc:date>
            </office:change-info>
            <text:p text:style-name="WW-Default"><text:span text:style-name="T2"/></text:p>
            <text:h text:style-name="Heading_20_2" text:outline-level="2"><text:span text:style-name="T2"/></text:h>
          </text:deletion>
        </text:changed-region>
        <text:changed-region text:id="ct91907672">
          <text:insertion>
            <office:change-info>
              <dc:creator>G V</dc:creator>
              <dc:date>2007-01-11T16:34:00</dc:date>
            </office:change-info>
          </text:insertion>
        </text:changed-region>
        <text:changed-region text:id="ct92738048">
          <text:insertion>
            <office:change-info>
              <dc:creator>G V</dc:creator>
              <dc:date>2007-01-11T16:35:00</dc:date>
            </office:change-info>
          </text:insertion>
        </text:changed-region>
        <text:changed-region text:id="ct92736848">
          <text:deletion>
            <office:change-info>
              <dc:creator>G V</dc:creator>
              <dc:date>2007-01-11T16:34:00</dc:date>
            </office:change-info>
            <text:h text:style-name="Heading_20_2" text:outline-level="2">Non Players characters</text:h>
          </text:deletion>
        </text:changed-region>
        <text:changed-region text:id="ct91908272">
          <text:insertion>
            <office:change-info>
              <dc:creator>G V</dc:creator>
              <dc:date>2007-01-11T16:42:00</dc:date>
            </office:change-info>
          </text:insertion>
        </text:changed-region>
        <text:changed-region text:id="ct91908472">
          <text:deletion>
            <office:change-info>
              <dc:creator>G V</dc:creator>
              <dc:date>2007-01-11T16:42:00</dc:date>
            </office:change-info>
            <text:p text:style-name="P1">There are only one type of NPC: m</text:p>
          </text:deletion>
        </text:changed-region>
        <text:changed-region text:id="ct91907872">
          <text:deletion>
            <office:change-info>
              <dc:creator>G V</dc:creator>
              <dc:date>2007-01-11T16:42:00</dc:date>
            </office:change-info>
            <text:p text:style-name="P1">that randomly </text:p>
          </text:deletion>
        </text:changed-region>
        <text:changed-region text:id="ct93237656">
          <text:deletion>
            <office:change-info>
              <dc:creator>G V</dc:creator>
              <dc:date>2007-01-11T16:42:00</dc:date>
            </office:change-info>
            <text:p text:style-name="P1">ed</text:p>
          </text:deletion>
        </text:changed-region>
        <text:changed-region text:id="ct91908072">
          <text:insertion>
            <office:change-info>
              <dc:creator>G V</dc:creator>
              <dc:date>2007-01-11T16:42:00</dc:date>
            </office:change-info>
          </text:insertion>
        </text:changed-region>
        <text:changed-region text:id="ct92739848">
          <text:deletion>
            <office:change-info>
              <dc:creator>G V</dc:creator>
              <dc:date>2007-01-11T16:34:00</dc:date>
            </office:change-info>
            <text:p text:style-name="P1"><text:s/></text:p>
          </text:deletion>
        </text:changed-region>
        <text:changed-region text:id="ct56144624">
          <text:deletion>
            <office:change-info>
              <dc:creator>G V</dc:creator>
              <dc:date>2007-01-11T17:11:00</dc:date>
            </office:change-info>
            <text:p text:style-name="P1"><text:s text:c="2"/></text:p>
          </text:deletion>
        </text:changed-region>
        <text:changed-region text:id="ct93528560">
          <text:insertion>
            <office:change-info>
              <dc:creator>G V</dc:creator>
              <dc:date>2007-01-11T17:38:00</dc:date>
            </office:change-info>
          </text:insertion>
        </text:changed-region>
        <text:changed-region text:id="ct93237856">
          <text:insertion>
            <office:change-info>
              <dc:creator>G V</dc:creator>
              <dc:date>2007-01-11T16:42:00</dc:date>
            </office:change-info>
          </text:insertion>
        </text:changed-region>
        <text:changed-region text:id="ct92583968">
          <text:insertion>
            <office:change-info>
              <dc:creator>G V</dc:creator>
              <dc:date>2007-01-11T17:01:00</dc:date>
            </office:change-info>
          </text:insertion>
        </text:changed-region>
        <text:changed-region text:id="ct92582672">
          <text:deletion>
            <office:change-info>
              <dc:creator>G V</dc:creator>
              <dc:date>2007-01-11T17:01:00</dc:date>
            </office:change-info>
            <text:p text:style-name="P1"><text:s/>each program cycle</text:p>
          </text:deletion>
        </text:changed-region>
        <text:changed-region text:id="ct92582968">
          <text:insertion>
            <office:change-info>
              <dc:creator>G V</dc:creator>
              <dc:date>2007-01-11T17:01:00</dc:date>
            </office:change-info>
          </text:insertion>
        </text:changed-region>
        <text:changed-region text:id="ct92581968">
          <text:insertion>
            <office:change-info>
              <dc:creator>G V</dc:creator>
              <dc:date>2007-01-11T17:02:00</dc:date>
            </office:change-info>
          </text:insertion>
        </text:changed-region>
        <text:changed-region text:id="ct93728336">
          <text:insertion>
            <office:change-info>
              <dc:creator>G V</dc:creator>
              <dc:date>2007-01-11T17:25:00</dc:date>
            </office:change-info>
          </text:insertion>
        </text:changed-region>
        <text:changed-region text:id="ct92584368">
          <text:deletion>
            <office:change-info>
              <dc:creator>G V</dc:creator>
              <dc:date>2007-01-11T16:49:00</dc:date>
            </office:change-info>
            <text:p text:style-name="P1">hit, monsters will be instantly killed and</text:p>
          </text:deletion>
        </text:changed-region>
        <text:changed-region text:id="ct92584568">
          <text:insertion>
            <office:change-info>
              <dc:creator>G V</dc:creator>
              <dc:date>2007-01-11T16:49:00</dc:date>
            </office:change-info>
          </text:insertion>
        </text:changed-region>
        <text:changed-region text:id="ct92583768">
          <text:insertion>
            <office:change-info>
              <dc:creator>G V</dc:creator>
              <dc:date>2007-01-11T17:00:00</dc:date>
            </office:change-info>
          </text:insertion>
        </text:changed-region>
        <text:changed-region text:id="ct92590304">
          <text:insertion>
            <office:change-info>
              <dc:creator>G V</dc:creator>
              <dc:date>2007-01-11T16:49:00</dc:date>
            </office:change-info>
          </text:insertion>
        </text:changed-region>
        <text:changed-region text:id="ct92584168">
          <text:deletion>
            <office:change-info>
              <dc:creator>G V</dc:creator>
              <dc:date>2007-01-11T16:49:00</dc:date>
            </office:change-info>
            <text:p text:style-name="P1">.</text:p>
          </text:deletion>
        </text:changed-region>
        <text:changed-region text:id="ct92584768">
          <text:insertion>
            <office:change-info>
              <dc:creator>G V</dc:creator>
              <dc:date>2007-01-11T16:49:00</dc:date>
            </office:change-info>
          </text:insertion>
        </text:changed-region>
        <text:changed-region text:id="ct92585168">
          <text:deletion>
            <office:change-info>
              <dc:creator>G V</dc:creator>
              <dc:date>2007-01-11T16:49:00</dc:date>
            </office:change-info>
            <text:p text:style-name="P1">regeneration</text:p>
          </text:deletion>
        </text:changed-region>
        <text:changed-region text:id="ct92584968">
          <text:insertion>
            <office:change-info>
              <dc:creator>G V</dc:creator>
              <dc:date>2007-01-11T16:49:00</dc:date>
            </office:change-info>
          </text:insertion>
        </text:changed-region>
        <text:changed-region text:id="ct92585368">
          <text:insertion>
            <office:change-info>
              <dc:creator>G V</dc:creator>
              <dc:date>2007-01-11T16:50:00</dc:date>
            </office:change-info>
          </text:insertion>
        </text:changed-region>
        <text:changed-region text:id="ct92585568">
          <text:insertion>
            <office:change-info>
              <dc:creator>G V</dc:creator>
              <dc:date>2007-01-11T16:50:00</dc:date>
            </office:change-info>
          </text:insertion>
        </text:changed-region>
        <text:changed-region text:id="ct93554696">
          <text:insertion>
            <office:change-info>
              <dc:creator>G V</dc:creator>
              <dc:date>2007-01-11T17:11:00</dc:date>
            </office:change-info>
          </text:insertion>
        </text:changed-region>
        <text:changed-region text:id="ct92582272">
          <text:insertion>
            <office:change-info>
              <dc:creator>G V</dc:creator>
              <dc:date>2007-01-11T16:51:00</dc:date>
            </office:change-info>
          </text:insertion>
        </text:changed-region>
        <text:changed-region text:id="ct92585768">
          <text:deletion>
            <office:change-info>
              <dc:creator>G V</dc:creator>
              <dc:date>2007-01-11T16:51:00</dc:date>
            </office:change-info>
            <text:p text:style-name="P1">generation</text:p>
          </text:deletion>
        </text:changed-region>
        <text:changed-region text:id="ct92585968">
          <text:insertion>
            <office:change-info>
              <dc:creator>G V</dc:creator>
              <dc:date>2007-01-11T16:51:00</dc:date>
            </office:change-info>
          </text:insertion>
        </text:changed-region>
        <text:changed-region text:id="ct93404808">
          <text:insertion>
            <office:change-info>
              <dc:creator>G V</dc:creator>
              <dc:date>2007-01-11T17:12:00</dc:date>
            </office:change-info>
          </text:insertion>
        </text:changed-region>
        <text:changed-region text:id="ct91899712">
          <text:deletion>
            <office:change-info>
              <dc:creator>G V</dc:creator>
              <dc:date>2007-01-11T16:57:00</dc:date>
            </office:change-info>
            <text:p text:style-name="P1"/>
            <text:p text:style-name="P1"/>
          </text:deletion>
        </text:changed-region>
        <text:changed-region text:id="ct92940024">
          <text:deletion>
            <office:change-info>
              <dc:creator>G V</dc:creator>
              <dc:date>2007-01-11T16:51:00</dc:date>
            </office:change-info>
            <text:p text:style-name="P1">and won't </text:p>
          </text:deletion>
        </text:changed-region>
        <text:changed-region text:id="ct93671296">
          <text:insertion>
            <office:change-info>
              <dc:creator>G V</dc:creator>
              <dc:date>2007-01-11T16:57:00</dc:date>
            </office:change-info>
          </text:insertion>
        </text:changed-region>
        <text:changed-region text:id="ct90490392">
          <text:insertion>
            <office:change-info>
              <dc:creator>G V</dc:creator>
              <dc:date>2007-01-11T16:58:00</dc:date>
            </office:change-info>
          </text:insertion>
        </text:changed-region>
        <text:changed-region text:id="ct93586056">
          <text:insertion>
            <office:change-info>
              <dc:creator>G V</dc:creator>
              <dc:date>2007-01-11T17:15:00</dc:date>
            </office:change-info>
          </text:insertion>
        </text:changed-region>
        <text:changed-region text:id="ct91557408">
          <text:deletion>
            <office:change-info>
              <dc:creator>G V</dc:creator>
              <dc:date>2007-01-11T13:51:00</dc:date>
            </office:change-info>
            <text:p text:style-name="P3">touch</text:p>
          </text:deletion>
        </text:changed-region>
        <text:changed-region text:id="ct92192152">
          <text:insertion>
            <office:change-info>
              <dc:creator>G V</dc:creator>
              <dc:date>2007-01-11T13:51:00</dc:date>
            </office:change-info>
          </text:insertion>
        </text:changed-region>
        <text:changed-region text:id="ct93214240">
          <text:insertion>
            <office:change-info>
              <dc:creator>G V</dc:creator>
              <dc:date>2007-01-11T15:01:00</dc:date>
            </office:change-info>
          </text:insertion>
        </text:changed-region>
        <text:changed-region text:id="ct92132368">
          <text:insertion>
            <office:change-info>
              <dc:creator>G V</dc:creator>
              <dc:date>2007-01-11T13:50:00</dc:date>
            </office:change-info>
          </text:insertion>
        </text:changed-region>
        <text:changed-region text:id="ct80178952">
          <text:insertion>
            <office:change-info>
              <dc:creator>G V</dc:creator>
              <dc:date>2007-01-11T13:51:00</dc:date>
            </office:change-info>
          </text:insertion>
        </text:changed-region>
        <text:changed-region text:id="ct93213840">
          <text:deletion>
            <office:change-info>
              <dc:creator>G V</dc:creator>
              <dc:date>2007-01-11T14:59:00</dc:date>
            </office:change-info>
            <text:p text:style-name="P9"/>
            <text:p text:style-name="P9"/>
          </text:deletion>
        </text:changed-region>
        <text:changed-region text:id="ct92582472">
          <text:insertion>
            <office:change-info>
              <dc:creator>G V</dc:creator>
              <dc:date>2007-01-11T16:59:00</dc:date>
            </office:change-info>
          </text:insertion>
        </text:changed-region>
        <text:changed-region text:id="ct92583568">
          <text:insertion>
            <office:change-info>
              <dc:creator>G V</dc:creator>
              <dc:date>2007-01-11T17:00:00</dc:date>
            </office:change-info>
          </text:insertion>
        </text:changed-region>
        <text:changed-region text:id="ct93728440">
          <text:insertion>
            <office:change-info>
              <dc:creator>G V</dc:creator>
              <dc:date>2007-01-11T17:20:00</dc:date>
            </office:change-info>
          </text:insertion>
        </text:changed-region>
        <text:changed-region text:id="ct93213640">
          <text:insertion>
            <office:change-info>
              <dc:creator>G V</dc:creator>
              <dc:date>2007-01-11T14:59:00</dc:date>
            </office:change-info>
          </text:insertion>
        </text:changed-region>
        <text:changed-region text:id="ct93214040">
          <text:insertion>
            <office:change-info>
              <dc:creator>G V</dc:creator>
              <dc:date>2007-01-11T15:00:00</dc:date>
            </office:change-info>
          </text:insertion>
        </text:changed-region>
        <text:changed-region text:id="ct91325928">
          <text:insertion>
            <office:change-info>
              <dc:creator>G V</dc:creator>
              <dc:date>2007-01-11T13:09:00</dc:date>
            </office:change-info>
          </text:insertion>
        </text:changed-region>
        <text:changed-region text:id="ct91631696">
          <text:deletion>
            <office:change-info>
              <dc:creator>G V</dc:creator>
              <dc:date>2007-01-11T13:15:00</dc:date>
            </office:change-info>
            <text:p text:style-name="P10">A status bar will be available at the bottom of the screen.</text:p>
            <text:p text:style-name="P10">It dimension will be 640*32px aka the last line.</text:p>
          </text:deletion>
        </text:changed-region>
        <text:changed-region text:id="ct91666528">
          <text:deletion>
            <office:change-info>
              <dc:creator>G V</dc:creator>
              <dc:date>2007-01-11T13:15:00</dc:date>
            </office:change-info>
            <text:p text:style-name="P10"/>
            <text:p text:style-name="P10"/>
          </text:deletion>
        </text:changed-region>
        <text:changed-region text:id="ct93590712">
          <text:insertion>
            <office:change-info>
              <dc:creator>G V</dc:creator>
              <dc:date>2007-01-11T17:18:00</dc:date>
            </office:change-info>
          </text:insertion>
        </text:changed-region>
        <text:changed-region text:id="ct93590816">
          <text:deletion>
            <office:change-info>
              <dc:creator>G V</dc:creator>
              <dc:date>2007-01-11T17:18:00</dc:date>
            </office:change-info>
            <text:p text:style-name="P10">Their will be </text:p>
          </text:deletion>
        </text:changed-region>
        <text:changed-region text:id="ct93711032">
          <text:insertion>
            <office:change-info>
              <dc:creator>G V</dc:creator>
              <dc:date>2007-01-11T17:18:00</dc:date>
            </office:change-info>
          </text:insertion>
        </text:changed-region>
        <text:changed-region text:id="ct93590920">
          <text:deletion>
            <office:change-info>
              <dc:creator>G V</dc:creator>
              <dc:date>2007-01-11T17:18:00</dc:date>
            </office:change-info>
            <text:p text:style-name="P10">m</text:p>
          </text:deletion>
        </text:changed-region>
        <text:changed-region text:id="ct93591056">
          <text:insertion>
            <office:change-info>
              <dc:creator>G V</dc:creator>
              <dc:date>2007-01-11T17:18:00</dc:date>
            </office:change-info>
          </text:insertion>
        </text:changed-region>
        <text:changed-region text:id="ct93253208">
          <text:insertion>
            <office:change-info>
              <dc:creator>G V</dc:creator>
              <dc:date>2007-01-11T17:18:00</dc:date>
            </office:change-info>
          </text:insertion>
        </text:changed-region>
        <text:changed-region text:id="ct93591328">
          <text:insertion>
            <office:change-info>
              <dc:creator>G V</dc:creator>
              <dc:date>2007-01-11T17:19:00</dc:date>
            </office:change-info>
          </text:insertion>
        </text:changed-region>
        <text:changed-region text:id="ct91328528">
          <text:insertion>
            <office:change-info>
              <dc:creator>G V</dc:creator>
              <dc:date>2007-01-11T13:07:00</dc:date>
            </office:change-info>
          </text:insertion>
        </text:changed-region>
        <text:changed-region text:id="ct91643456">
          <text:insertion>
            <office:change-info>
              <dc:creator>G V</dc:creator>
              <dc:date>2007-01-11T13:12:00</dc:date>
            </office:change-info>
          </text:insertion>
        </text:changed-region>
        <text:changed-region text:id="ct91642456">
          <text:deletion>
            <office:change-info>
              <dc:creator>G V</dc:creator>
              <dc:date>2007-01-11T13:12:00</dc:date>
            </office:change-info>
            <text:p text:style-name="P9">640*480</text:p>
          </text:deletion>
        </text:changed-region>
        <text:changed-region text:id="ct91410776">
          <text:insertion>
            <office:change-info>
              <dc:creator>G V</dc:creator>
              <dc:date>2007-01-11T13:12:00</dc:date>
            </office:change-info>
          </text:insertion>
        </text:changed-region>
        <text:changed-region text:id="ct91410576">
          <text:insertion>
            <office:change-info>
              <dc:creator>G V</dc:creator>
              <dc:date>2007-01-11T13:13:00</dc:date>
            </office:change-info>
          </text:insertion>
        </text:changed-region>
        <text:changed-region text:id="ct94067944">
          <text:insertion>
            <office:change-info>
              <dc:creator>G V</dc:creator>
              <dc:date>2007-01-11T17:19:00</dc:date>
            </office:change-info>
          </text:insertion>
        </text:changed-region>
        <text:changed-region text:id="ct93497160">
          <text:insertion>
            <office:change-info>
              <dc:creator>G V</dc:creator>
              <dc:date>2007-01-11T17:19:00</dc:date>
            </office:change-info>
          </text:insertion>
        </text:changed-region>
        <text:changed-region text:id="ct93728232">
          <text:insertion>
            <office:change-info>
              <dc:creator>G V</dc:creator>
              <dc:date>2007-01-11T17:20:00</dc:date>
            </office:change-info>
          </text:insertion>
        </text:changed-region>
        <text:changed-region text:id="ct93610544">
          <text:deletion>
            <office:change-info>
              <dc:creator>G V</dc:creator>
              <dc:date>2007-01-11T17:20:00</dc:date>
            </office:change-info>
            <text:p text:style-name="P9"><text:s/>using the F12 key.</text:p>
          </text:deletion>
        </text:changed-region>
        <text:changed-region text:id="ct91643256">
          <text:deletion>
            <office:change-info>
              <dc:creator>G V</dc:creator>
              <dc:date>2007-01-11T13:12:00</dc:date>
            </office:change-info>
            <text:p text:style-name="P9">must</text:p>
          </text:deletion>
        </text:changed-region>
        <text:changed-region text:id="ct91642656">
          <text:insertion>
            <office:change-info>
              <dc:creator>G V</dc:creator>
              <dc:date>2007-01-11T13:12:00</dc:date>
            </office:change-info>
          </text:insertion>
        </text:changed-region>
        <text:changed-region text:id="ct91410976">
          <text:deletion>
            <office:change-info>
              <dc:creator>G V</dc:creator>
              <dc:date>2007-01-11T13:12:00</dc:date>
            </office:change-info>
            <text:p text:style-name="P9">be </text:p>
          </text:deletion>
        </text:changed-region>
        <text:changed-region text:id="ct91327432">
          <text:insertion>
            <office:change-info>
              <dc:creator>G V</dc:creator>
              <dc:date>2007-01-11T13:08:00</dc:date>
            </office:change-info>
          </text:insertion>
        </text:changed-region>
        <text:changed-region text:id="ct56145968">
          <text:deletion>
            <office:change-info>
              <dc:creator>G V</dc:creator>
              <dc:date>2007-01-11T13:22:00</dc:date>
            </office:change-info>
            <text:p text:style-name="P9"/>
            <text:p text:style-name="P9"/>
            <text:p text:style-name="P9">Collision between monsters and players will be managed. Collision with the battlefield limit to (see Characters sections for details).</text:p>
          </text:deletion>
        </text:changed-region>
        <text:changed-region text:id="ct56551024">
          <text:deletion>
            <office:change-info>
              <dc:creator>G V</dc:creator>
              <dc:date>2007-01-11T13:22:00</dc:date>
            </office:change-info>
            <text:p text:style-name="P9">fixed</text:p>
          </text:deletion>
        </text:changed-region>
        <text:changed-region text:id="ct91327232">
          <text:insertion>
            <office:change-info>
              <dc:creator>G V</dc:creator>
              <dc:date>2007-01-11T13:22:00</dc:date>
            </office:change-info>
          </text:insertion>
        </text:changed-region>
        <text:changed-region text:id="ct91326928">
          <text:deletion>
            <office:change-info>
              <dc:creator>G V</dc:creator>
              <dc:date>2007-01-11T13:08:00</dc:date>
            </office:change-info>
            <text:p text:style-name="P9">other</text:p>
          </text:deletion>
        </text:changed-region>
        <text:changed-region text:id="ct91326728">
          <text:insertion>
            <office:change-info>
              <dc:creator>G V</dc:creator>
              <dc:date>2007-01-11T13:08:00</dc:date>
            </office:change-info>
          </text:insertion>
        </text:changed-region>
        <text:changed-region text:id="ct91326528">
          <text:insertion>
            <office:change-info>
              <dc:creator>G V</dc:creator>
              <dc:date>2007-01-11T13:09:00</dc:date>
            </office:change-info>
          </text:insertion>
        </text:changed-region>
        <text:changed-region text:id="ct92181336">
          <text:format-change>
            <office:change-info>
              <dc:creator>G V</dc:creator>
              <dc:date>2007-01-11T13:21:00</dc:date>
            </office:change-info>
          </text:format-change>
        </text:changed-region>
        <text:changed-region text:id="ct91792944">
          <text:insertion>
            <office:change-info>
              <dc:creator>G V</dc:creator>
              <dc:date>2007-01-11T13:21:00</dc:date>
            </office:change-info>
          </text:insertion>
        </text:changed-region>
        <text:changed-region text:id="ct92182664">
          <text:insertion>
            <office:change-info>
              <dc:creator>G V</dc:creator>
              <dc:date>2007-01-11T13:21:00</dc:date>
            </office:change-info>
          </text:insertion>
        </text:changed-region>
        <text:changed-region text:id="ct92165392">
          <text:insertion>
            <office:change-info>
              <dc:creator>G V</dc:creator>
              <dc:date>2007-01-11T13:21:00</dc:date>
            </office:change-info>
          </text:insertion>
        </text:changed-region>
        <text:changed-region text:id="ct56142072">
          <text:insertion>
            <office:change-info>
              <dc:creator>G V</dc:creator>
              <dc:date>2007-01-11T13:22:00</dc:date>
            </office:change-info>
          </text:insertion>
        </text:changed-region>
        <text:changed-region text:id="ct93728544">
          <text:insertion>
            <office:change-info>
              <dc:creator>G V</dc:creator>
              <dc:date>2007-01-11T17:21:00</dc:date>
            </office:change-info>
          </text:insertion>
        </text:changed-region>
        <text:changed-region text:id="ct93670472">
          <text:insertion>
            <office:change-info>
              <dc:creator>G V</dc:creator>
              <dc:date>2007-01-11T17:22:00</dc:date>
            </office:change-info>
          </text:insertion>
        </text:changed-region>
        <text:changed-region text:id="ct93728752">
          <text:insertion>
            <office:change-info>
              <dc:creator>G V</dc:creator>
              <dc:date>2007-01-11T17:32:00</dc:date>
            </office:change-info>
          </text:insertion>
        </text:changed-region>
        <text:changed-region text:id="ct94074384">
          <text:insertion>
            <office:change-info>
              <dc:creator>G V</dc:creator>
              <dc:date>2007-01-11T17:31:00</dc:date>
            </office:change-info>
          </text:insertion>
        </text:changed-region>
        <text:changed-region text:id="ct94074280">
          <text:insertion>
            <office:change-info>
              <dc:creator>G V</dc:creator>
              <dc:date>2007-01-11T17:32:00</dc:date>
            </office:change-info>
          </text:insertion>
        </text:changed-region>
        <text:changed-region text:id="ct93761832">
          <text:insertion>
            <office:change-info>
              <dc:creator>G V</dc:creator>
              <dc:date>2007-01-11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2"><text:span text:style-name="T3">-</text:span><text:span text:style-name="T4"> Project 0 </text:span><text:span text:style-name="T3">-</text:span></text:p>
      <text:p text:style-name="P13">"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5"><text:s/><text:tab/>2</text:p>
          <text:p text:style-name="P15">Design History<text:tab/>3</text:p>
          <text:p text:style-name="P16">Version 0.01 by XorfacX<text:tab/>3</text:p>
          <text:p text:style-name="P16">Version 0.02 by XorfacX<text:tab/>3</text:p>
          <text:p text:style-name="P16">Version 0.03 by XorfacX<text:tab/>3</text:p>
          <text:p text:style-name="P15">Abbreviations and terms used in this document<text:tab/>4</text:p>
          <text:p text:style-name="P15">Battlefield<text:tab/>7</text:p>
          <text:p text:style-name="P16">Background<text:tab/>7</text:p>
          <text:p text:style-name="P16">Environment<text:tab/>7</text:p>
          <text:p text:style-name="P15">Characters<text:tab/>8</text:p>
          <text:p text:style-name="P16">Player Characters<text:tab/>8</text:p>
          <text:p text:style-name="P16">Non Players characters<text:tab/>8</text:p>
          <text:p text:style-name="P16">MonstersNon Players characters<text:tab/>9</text:p>
          <text:p text:style-name="P15">Character Input<text:tab/>10</text:p>
          <text:p text:style-name="P15">Animations<text:tab/>11</text:p>
          <text:p text:style-name="P16">Characters<text:tab/>11</text:p>
          <text:p text:style-name="P16">NPC<text:tab/>11</text:p>
          <text:p text:style-name="P16">Monsters<text:tab/>11</text:p>
          <text:p text:style-name="P15">Collisions<text:tab/>12</text:p>
          <text:p text:style-name="P17">Rules<text:tab/>12</text:p>
          <text:p text:style-name="P15">Message<text:tab/>13</text:p>
          <text:p text:style-name="P15">Game States &amp; Interfaces<text:tab/>14</text:p>
          <text:p text:style-name="P16">Play State &amp; Interface<text:tab/>14</text:p>
          <text:p text:style-name="P16">Pause State &amp; Interface<text:tab/>14</text:p>
          <text:p text:style-name="P15">Rendering System<text:tab/>15</text:p>
          <text:p text:style-name="P15">Sound System<text:tab/>16</text:p>
          <text:p text:style-name="P15">Game Objectives<text:tab/>17</text:p>
          <text:p text:style-name="P15">Files Organization<text:tab/>18</text:p>
          <text:p text:style-name="P16">Root directory<text:tab/>18</text:p>
          <text:p text:style-name="P16">Datas directory<text:tab/>18</text:p>
          <text:p text:style-name="P16">Config Directory<text:tab/>18</text:p>
        </text:index-body>
      </text:table-of-content>
      <text:h text:style-name="P18" text:outline-level="1"><text:s/></text:h>
      <text:section text:style-name="Sect2" text:name="Section2">
        <text:h text:style-name="P19" text:outline-level="1">Design History</text:h>
        <text:h text:style-name="P20" text:outline-level="2">Version 0.01 by XorfacX</text:h>
        <text:p text:style-name="P1">First version, expected to be read by other involved people and coded to test engine and motivate people.</text:p>
        <text:h text:style-name="P21" text:outline-level="2">Version 0.02 by XorfacX</text:h>
        <text:p text:style-name="P22"/>
        <text:p text:style-name="P1">2<text:span text:style-name="T5">nd</text:span> version with some addition to the gameplay. We are still using Rage::SDL because all <text:span text:style-name="T6">necessary</text:span> is not yet available.</text:p>
        <text:p text:style-name="P1">This version will see the introduction of a battlefield <text:change-start text:change-id="ct92748088"/>divide in two layers<text:change-end text:change-id="ct92748088"/><text:change-start text:change-id="ct92748288"/> (background and environment) <text:change-end text:change-id="ct92748288"/><text:change text:change-id="ct92527392"/><text:change-start text:change-id="ct92748488"/>which will show<text:change-end text:change-id="ct92748488"/> various terrain type, a 2<text:span text:style-name="T5">nd</text:span> type of monster with some rules of monster's location generation, animation for attack and more.</text:p>
        <text:p text:style-name="P23"><text:change-start text:change-id="ct56084352"/></text:p>
        <text:h text:style-name="P24" text:outline-level="2">Version 0.03 by XorfacX<text:change-end text:change-id="ct56084352"/><text:change-start text:change-id="ct56083944"/></text:h>
        <text:p text:style-name="P25"><text:change-end text:change-id="ct56083944"/><text:change-start text:change-id="ct56084080"/>3<text:span text:style-name="T5">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25">Rage::SDL has evolved into branches but we will focus on using RAGE::SDLut which we'll considered for the development of Project 0 just like a RAGE::SDL renamed ;)</text:p>
        <text:p text:style-name="P25"/>
        <text:p text:style-name="P25"><text:change-end text:change-id="ct56084080"/></text:p>
        <text:p text:style-name="P26"><text:change-start text:change-id="ct93241960"/></text:p>
        <text:h text:style-name="P27" text:outline-level="1">Abbreviations<text:span text:style-name="T7"> and terms used in this document</text:span></text:h>
        <text:p text:style-name="P25"><text:span text:style-name="T8">NPC</text:span>: non player character, player managed by the IA.</text:p>
        <text:p text:style-name="P25"/>
        <text:p text:style-name="P25"><text:span text:style-name="T8">Square</text:span>: an area of 32*32px, it the default and the minimal size for a sprite.</text:p>
        <text:p text:style-name="P25"/>
        <text:p text:style-name="P25">User Config file: 'Config.ini' file that have all options that can be changed by the player.</text:p>
        <text:p text:style-name="P25"/>
        <text:p text:style-name="P25">Dev Config file: Files that managed all options used by developers and mustn't not be changed by gamers (ex 'Game_Config.ini', monster's config files, ...)</text:p>
        <text:p text:style-name="P28"><text:change-end text:change-id="ct93241960"/>Game Overview</text:p>
        <text:p text:style-name="P26"/>
        <text:p text:style-name="P2">This version is designed to help creators of the game "Project0".</text:p>
        <text:p text:style-name="P2"><text:change text:change-id="ct56087632"/></text:p>
        <text:p text:style-name="P2"/>
        <text:p text:style-name="P2">The game will take place in a 2D universe with no network management, no physical engine (only simple collisions) and no advanced IA.<text:change-start text:change-id="ct56087496"/></text:p>
        <text:p text:style-name="P2"/>
        <text:p text:style-name="P2">The main focus is to continue to build the 2D game.<text:change-end text:change-id="ct56087496"/></text:p>
        <text:p text:style-name="P2"/>
        <text:p text:style-name="P2">The player will control one avatar designed in 2D and fight monsters which appears randomly on the battlefield.<text:change-start text:change-id="ct56087392"/> The objective is n<text:change-end text:change-id="ct56087392"/><text:change-start text:change-id="ct56087288"/>ow to clean the map as fast as possible. Best times will saved inside txt file.<text:change-end text:change-id="ct56087288"/><text:change-start text:change-id="ct56082608"/></text:p>
        <text:p text:style-name="P2"/>
        <text:p text:style-name="P2">Moves will be available in all directions and even diagonals and so on for attacks. They will be fluent and pixel per pixel based.</text:p>
        <text:p text:style-name="P2"/>
        <text:p text:style-name="P2">There are no character creation and only simple fights will be implemented.</text:p>
        <text:p text:style-name="P2"/>
        <text:p text:style-name="P2">Attacks will now do different damage depending, type, distance.</text:p>
        <text:p text:style-name="P2"/>
        <text:p text:style-name="P2"><text:change-end text:change-id="ct56082608"/><text:change text:change-id="ct56086224"/>There <text:change-start text:change-id="ct56086120"/>are<text:change-end text:change-id="ct56086120"/><text:change text:change-id="ct56084488"/> 2 type<text:change-start text:change-id="ct56083808"/>s<text:change-end text:change-id="ct56083808"/> of monsters <text:change-start text:change-id="ct56083672"/>(worms and skeletons) <text:change-end text:change-id="ct56083672"/>with birth location managed.<text:change-start text:change-id="ct56083568"/></text:p>
        <text:p text:style-name="P2"/>
        <text:p text:style-name="P2"><text:change-end text:change-id="ct56083568"/><text:change-start text:change-id="ct56078872"/>Monsters will now have one characteristics: max life, current life and armor.<text:change-end text:change-id="ct56078872"/></text:p>
        <text:p text:style-name="P2"><text:change text:change-id="ct56080872"/><text:change text:change-id="ct56082504"/></text:p>
        <text:p text:style-name="P3"/>
        <text:p text:style-name="P3">The battlefield will <text:change text:change-id="ct56080736"/>show various terrain type with each type having its own c<text:change-start text:change-id="ct56080600"/>h<text:change-end text:change-id="ct56080600"/>aracteristics.</text:p>
        <text:p text:style-name="P2"><text:change text:change-id="ct56080464"/></text:p>
        <text:p text:style-name="P2"/>
        <text:p text:style-name="P2">The game take place on a small fixed battlefield of <text:change text:change-id="ct56081008"/><text:change-start text:change-id="ct56080328"/>1280*1280px<text:change-end text:change-id="ct56080328"/> where characters occupy a place of <text:change text:change-id="ct56080192"/><text:change-start text:change-id="ct56080056"/>32*32px<text:change-end text:change-id="ct56080056"/>.</text:p>
        <text:p text:style-name="P2"/>
        <text:p text:style-name="P2">The screen will have a<text:change-start text:change-id="ct56079952"/>n intial<text:change-end text:change-id="ct56079952"/> fix resolution <text:change-start text:change-id="ct56075528"/>of 800*60<text:change-end text:change-id="ct56075528"/><text:change-start text:change-id="ct56078768"/>0 <text:change-end text:change-id="ct56078768"/>but going to full screen or resize the windows <text:change text:change-id="ct56078664"/><text:change-start text:change-id="ct56078560"/>is<text:change-end text:change-id="ct56078560"/> <text:change text:change-id="ct56078456"/><text:s/>possible.</text:p>
        <text:p text:style-name="P2"/>
        <text:p text:style-name="P4">There are no climate management nor day and night cycle, time and so on.</text:p>
        <text:p text:style-name="P4"/>
        <text:p text:style-name="P4">Quests are non presents nor experience management.</text:p>
        <text:p text:style-name="P4"/>
        <text:p text:style-name="P4">No<text:change text:change-id="ct93395872"/><text:change text:change-id="ct56076496"/><text:change-start text:change-id="ct91616880"/><text:span text:style-name="T1"> </text:span><text:change-end text:change-id="ct91616880"/><text:change text:change-id="ct56078992"/>sfx management however sfx will be present inside the escape menu<text:change-start text:change-id="ct56076040"/>. T<text:change-end text:change-id="ct56076040"/><text:change-start text:change-id="ct56075888"/>here will also be a music during play<text:change-end text:change-id="ct56075888"/>.</text:p>
        <text:p text:style-name="P4"/>
        <text:p text:style-name="P4">Frame per second management <text:change text:change-id="ct56075736"/><text:change-start text:change-id="ct56075632"/>is<text:change-end text:change-id="ct56075632"/> <text:change text:change-id="ct56075392"/>present <text:change text:change-id="ct56075240"/><text:change-start text:change-id="ct56075040"/>at 60 fps.</text:p>
        <text:p text:style-name="P4">Character's <text:change-end text:change-id="ct56075040"/>Attack animation <text:change-start text:change-id="ct56074840"/>are present<text:change-end text:change-id="ct56074840"/><text:change-start text:change-id="ct56074640"/> and monster creation and moves are managed via daemon processes.<text:change-end text:change-id="ct56074640"/><text:change text:change-id="ct56074440"/></text:p>
        <text:p text:style-name="P4"/>
        <text:p text:style-name="P4">Error management <text:change text:change-id="ct56069960"/><text:change-start text:change-id="ct56069856"/>is handle <text:change-end text:change-id="ct56069856"/>inside the C++ code (using try &amp; catch methods).<text:change-start text:change-id="ct56069752"/></text:p>
        <text:p text:style-name="P4"/>
        <text:p text:style-name="P4">Options, <text:change-end text:change-id="ct56069752"/><text:change-start text:change-id="ct56069648"/>characteristics<text:change-end text:change-id="ct56069648"/><text:change-start text:change-id="ct56065192"/>, best times<text:change-end text:change-id="ct56065192"/><text:change-start text:change-id="ct56064576"/>, ... will be managed using external files<text:change-end text:change-id="ct56064576"/><text:change-start text:change-id="ct56065872"/>.<text:change-end text:change-id="ct56065872"/></text:p>
        <text:p text:style-name="P4"/>
        <text:p text:style-name="P4"/>
        <text:p text:style-name="P29"/>
        <text:h text:style-name="P30" text:outline-level="2"/>
        <text:h text:style-name="P19" text:outline-level="1">Battlefield</text:h>
        <text:p text:style-name="P5"><text:change-start text:change-id="ct56065736"/>T<text:change-end text:change-id="ct56065736"/><text:change text:change-id="ct56065600"/>he battlefield <text:change text:change-id="ct56065464"/>have 1280*1280px<text:change-start text:change-id="ct56065328"/> surface<text:change-end text:change-id="ct56065328"/>.</text:p>
        <text:p text:style-name="P5">The battlefield <text:change text:change-id="ct56065056"/><text:change-start text:change-id="ct56064920"/>is<text:change-end text:change-id="ct56064920"/> bigger than the resolution in order to implement camera and scrolling.</text:p>
        <text:p text:style-name="P5"/>
        <text:p text:style-name="P5"><text:change text:change-id="ct56064784"/><text:change text:change-id="ct92163216"/><text:change text:change-id="ct56064680"/><text:change text:change-id="ct56136872"/></text:p>
        <text:p text:style-name="P5"/>
        <text:p text:style-name="P5">The battlefield is<text:change text:change-id="ct92182496"/> formed from an environment layer over a background layer. Obviously the environment rules have priority over terrain rules.<text:change-start text:change-id="ct93388864"/></text:p>
        <text:p text:style-name="P5"/>
        <text:p text:style-name="P5">Battlefield and Environment constant can be changed via dev config file<text:change-end text:change-id="ct93388864"/><text:change-start text:change-id="ct93404536"/>.<text:change-end text:change-id="ct93404536"/></text:p>
        <text:h text:style-name="Heading_20_2" text:outline-level="2">Background</text:h>
        <text:p text:style-name="P5"><text:change-start text:change-id="ct92749488"/>T<text:change-end text:change-id="ct92749488"/><text:change text:change-id="ct56061864"/>here <text:change-start text:change-id="ct92748888"/>are<text:change-end text:change-id="ct92748888"/><text:change text:change-id="ct92748688"/> various terrain type with each type having its own rules. A background map <text:change-start text:change-id="ct92190248"/>is<text:change-end text:change-id="ct92190248"/><text:change text:change-id="ct92189112"/> created and the background will be generated from it.</text:p>
        <text:p text:style-name="P5"/>
        <text:p text:style-name="P5">Terrain type <text:change text:change-id="ct92163320"/><text:change-start text:change-id="ct56136976"/>are<text:change-end text:change-id="ct56136976"/>:</text:p>
        <text:list text:style-name="L2">
          <text:list-item>
            <text:p text:style-name="P31">Normal: actual green sprite, everyone can go on this type</text:p>
          </text:list-item>
          <text:list-item>
            <text:p text:style-name="P31">River: river sprite, monster type 2 can't cross, monster type 1 and <text:change text:change-id="ct93237256"/><text:change-start text:change-id="ct93237456"/>player<text:change-end text:change-id="ct93237456"/> can cross</text:p>
          </text:list-item>
          <text:list-item>
            <text:p text:style-name="P31">Lake: lake sprite, no one can't go on this type</text:p>
          </text:list-item>
          <text:list-item>
            <text:p text:style-name="P31">Sand: sand sprite, monster type 2 can go but no one else</text:p>
          </text:list-item>
          <text:list-item>
            <text:p text:style-name="P31">Out of level: out of level sprite, no one can't go, it limits the battlefield but will be render in order to stop blocking the camera when reaching the battlefield limits.</text:p>
          </text:list-item>
        </text:list>
        <text:h text:style-name="Heading_20_2" text:outline-level="2">Environment</text:h>
        <text:p text:style-name="P5">Various Environment item <text:change-start text:change-id="ct92749088"/>are<text:change-end text:change-id="ct92749088"/><text:change text:change-id="ct92192952"/> presents with each item having its own rules. An environment map <text:change-start text:change-id="ct92161952"/>is<text:change-end text:change-id="ct92161952"/><text:change text:change-id="ct92749288"/> created and the environment will be generated from it.</text:p>
        <text:p text:style-name="P5"/>
        <text:p text:style-name="P5">Environment items <text:change text:change-id="ct91539608"/><text:change-start text:change-id="ct92182392"/>are<text:change-end text:change-id="ct92182392"/>:</text:p>
        <text:list text:style-name="L2">
          <text:list-item text:start-value="1">
            <text:p text:style-name="P31">Tree: tree sprite, no one can't go on this type</text:p>
          </text:list-item>
          <text:list-item>
            <text:p text:style-name="P31">Wall: wall sprite, no one can't go on this type</text:p>
          </text:list-item>
          <text:list-item>
            <text:p text:style-name="P31">Rock : rock sprite, no one can't go on this type</text:p>
          </text:list-item>
          <text:list-item>
            <text:p text:style-name="P31">House: house sprite, monsters can't go but <text:change text:change-id="ct93237056"/><text:change-start text:change-id="ct93236856"/>players<text:change-end text:change-id="ct93236856"/> <text:change-start text:change-id="ct92562240"/>and npcs <text:change-end text:change-id="ct92562240"/><text:change text:change-id="ct91909072"/><text:change-start text:change-id="ct91908872"/>are a<text:change-end text:change-id="ct91908872"/><text:change-start text:change-id="ct91908672"/>ble to<text:change-end text:change-id="ct91908672"/></text:p>
          </text:list-item>
          <text:list-item>
            <text:p text:style-name="P31">Bridge: bridge sprite, everyone can use it to cross rivers/lake</text:p>
          </text:list-item>
        </text:list>
        <text:p text:style-name="P5"/>
        <text:p text:style-name="P5"/>
        <text:p text:style-name="P5"/>
        <text:h text:style-name="P19" text:outline-level="1">Characters<text:change-start text:change-id="ct92583168"/></text:h>
        <text:p text:style-name="P6"><text:change-end text:change-id="ct92583168"/><text:change text:change-id="ct92586368"/>Player and monsters <text:change text:change-id="ct92819320"/><text:change-start text:change-id="ct92164488"/>are<text:change-end text:change-id="ct92164488"/> able to move in all the 4 direction aka up, left, right, down <text:change text:change-id="ct56540296"/><text:change-start text:change-id="ct91415872"/>and now<text:change-end text:change-id="ct91415872"/><text:change text:change-id="ct56141968"/><text:change-start text:change-id="ct91639416"/>in<text:change-end text:change-id="ct91639416"/> the diagonals.</text:p>
        <text:p text:style-name="P1"/>
        <text:p text:style-name="P2">Characters and Monsters <text:change-start text:change-id="ct92177864"/>are<text:change-end text:change-id="ct92177864"/><text:change text:change-id="ct92176328"/> represented by a 32*32 pixel surface.</text:p>
        <text:p text:style-name="P2"/>
        <text:p text:style-name="P2">There <text:change-start text:change-id="ct56146256"/>are<text:change-end text:change-id="ct56146256"/><text:change text:change-id="ct92178712"/>2 type<text:change-start text:change-id="ct91539712"/>s<text:change-end text:change-id="ct91539712"/> of monsters derivating from the same mother class<text:change-start text:change-id="ct92942648"/>: Monster_Base<text:change-end text:change-id="ct92942648"/>.</text:p>
        <text:p text:style-name="P2">The 2 types <text:change-start text:change-id="ct92166712"/>are<text:change-end text:change-id="ct92166712"/><text:change text:change-id="ct91827680"/><text:change-start text:change-id="ct93922288"/> <text:change-end text:change-id="ct93922288"/>skeleton<text:change-start text:change-id="ct91610216"/>s<text:change-end text:change-id="ct91610216"/> (type 1) and worms (type 2).<text:change-start text:change-id="ct56539456"/></text:p>
        <text:p text:style-name="P2"/>
        <text:p text:style-name="P2">Players<text:change-end text:change-id="ct56539456"/><text:change-start text:change-id="ct92339416"/> and non players characters will derivate from the same mother class: Player_Base.<text:change-end text:change-id="ct92339416"/></text:p>
        <text:p text:style-name="P1"><text:change-start text:change-id="ct92163424"/></text:p>
        <text:p text:style-name="P1"/>
        <text:p text:style-name="P1">The two base class Player<text:span text:style-name="T6">_Base and Character_Base will be daughters of the class</text:span><text:change-end text:change-id="ct92163424"/><text:change-start text:change-id="ct31629544"/><text:span text:style-name="T6"> Character</text:span><text:change-end text:change-id="ct31629544"/></text:p>
        <text:p text:style-name="P1"><text:change text:change-id="ct56568552"/><text:change-start text:change-id="ct92739648"/></text:p>
        <text:p text:style-name="P1"/>
        <text:p text:style-name="P1">Every Character will m<text:change-end text:change-id="ct92739648"/><text:change-start text:change-id="ct92739448"/>ove pixel per pixel.<text:change-end text:change-id="ct92739448"/></text:p>
        <text:h text:style-name="P30" text:outline-level="2">Player Characters<text:change-start text:change-id="ct92586168"/></text:h>
        <text:p text:style-name="P10">The player begin at 192*224px. This can be changed via<text:span text:style-name="T1"> dev config file</text:span></text:p>
        <text:p text:style-name="P10"><text:change-end text:change-id="ct92586168"/></text:p>
        <text:p text:style-name="P10">There are no character creation. Player's have no life management and so no recovery management. Nor magic neither death exist for PC. Experience is not present.</text:p>
        <text:p text:style-name="P10"/>
        <text:p text:style-name="P6">Attributes, skills, ladders, masterisation, resistance and armor are not presents<text:span text:style-name="T9">. They </text:span>have no influence at all on the game world, fights, ... !</text:p>
        <text:p text:style-name="P7"/>
        <text:p text:style-name="P7">Players will have two way of attack: melee and distant with theirs own sprites.</text:p>
        <text:p text:style-name="P7">The melee weapon does instant kill <text:change-start text:change-id="ct92583368"/>(if monster armor = 0) <text:change-end text:change-id="ct92583368"/>at <text:change text:change-id="ct92601352"/><text:change-start text:change-id="ct93129672"/>contact<text:change-end text:change-id="ct93129672"/>.</text:p>
        <text:p text:style-name="P7">The distant weapon does instant kill <text:change text:change-id="ct92190832"/><text:change-start text:change-id="ct92854528"/>at contact and damage reduce by <text:change-end text:change-id="ct92854528"/><text:change-start text:change-id="ct92738448"/>1/192 for each pixel separating contact. That mean's that attack does 0 damage after 192 px (ie 6 32*32 square)<text:change-end text:change-id="ct92738448"/>. The distant weapon <text:change-start text:change-id="ct92738648"/>is <text:change-end text:change-id="ct92738648"/><text:change text:change-id="ct92739048"/>a bow and so there will be the arrow management.</text:p>
        <text:p text:style-name="P8"/>
        <text:p text:style-name="P8">Hit/Miss will be possible in the <text:change text:change-id="ct92738848"/><text:change-start text:change-id="ct92738248"/>height<text:change-end text:change-id="ct92738248"/> directions up, down, right, left<text:change-start text:change-id="ct92739248"/> and diagonals<text:change-end text:change-id="ct92739248"/>.</text:p>
        <text:p text:style-name="P8">If miss at distance, the arrow will disappears.</text:p>
        <text:p text:style-name="P8">Attack direction will be managed.</text:p>
        <text:p text:style-name="P8"/>
        <text:p text:style-name="WW-Default"><text:change text:change-id="ct91326328"/><text:change text:change-id="ct92737848"/><text:change-start text:change-id="ct91907672"/>Non Players characters</text:p>
        <text:p text:style-name="P2">Only one NPC will be represented. It's will be here for testing purpose only and won't have any sensible impact on gameplay for now.</text:p>
        <text:p text:style-name="P2"/>
        <text:p text:style-name="P2">It will be able to move inside the city walls only. That means inside the Rect x=9*32, y=31*32, w=6*32, h=10*32) (editable via dev config file).</text:p>
        <text:p text:style-name="P2"/>
        <text:p text:style-name="P2">NPC, don't attack, move in all 8 directions, have no characteristics.</text:p>
        <text:h text:style-name="Heading_20_2" text:outline-level="2">Monste<text:change-end text:change-id="ct91907672"/><text:change-start text:change-id="ct92738048"/>rs<text:change-end text:change-id="ct92738048"/><text:change text:change-id="ct92736848"/></text:h>
        <text:p text:style-name="P1"><text:change-start text:change-id="ct91908272"/>M<text:change-end text:change-id="ct91908272"/><text:change text:change-id="ct91908472"/>onsters <text:change text:change-id="ct91907872"/>appear<text:change text:change-id="ct93237656"/><text:change-start text:change-id="ct91908072"/> randomly<text:change-end text:change-id="ct91908072"/> on the battlefield.</text:p>
        <text:p text:style-name="P1"/>
        <text:p text:style-name="P1"><text:change text:change-id="ct92739848"/>Monsters<text:change text:change-id="ct56144624"/><text:change-start text:change-id="ct93528560"/><text:span text:style-name="T6"> </text:span><text:change-end text:change-id="ct93528560"/>move in all <text:change-start text:change-id="ct93237856"/>8 <text:change-end text:change-id="ct93237856"/>directions randomly<text:change-start text:change-id="ct92583968"/> pixel per pixel<text:change-end text:change-id="ct92583968"/><text:change text:change-id="ct92582672"/>.<text:change-start text:change-id="ct92582968"/> Moves frequency will <text:change-end text:change-id="ct92582968"/><text:change-start text:change-id="ct92581968"/>be managed via the 'dev config file<text:change-end text:change-id="ct92581968"/><text:change-start text:change-id="ct93728336"/> and are handle via a daemon process.<text:change-end text:change-id="ct93728336"/></text:p>
        <text:p text:style-name="P1"/>
        <text:p text:style-name="P1">When <text:change text:change-id="ct92584368"/><text:change-start text:change-id="ct92584568"/>monsters<text:change-end text:change-id="ct92584568"/> <text:change-start text:change-id="ct92583768"/>are dead, they <text:change-end text:change-id="ct92583768"/>will disappeared from the battlefield.</text:p>
        <text:p text:style-name="P1"/>
        <text:p text:style-name="P1">Monsters don't attacked.</text:p>
        <text:p text:style-name="P1"/>
        <text:p text:style-name="P1">Monsters appears at least at 3 square or more from the PC in each directions.</text:p>
        <text:p text:style-name="P1"/>
        <text:p text:style-name="P1">There will be 2 monsters type with their own general sprite<text:change-start text:change-id="ct92590304"/>: skeletons and worms<text:change-end text:change-id="ct92590304"/><text:change text:change-id="ct92584168"/></text:p>
        <text:p text:style-name="P1"><text:change-start text:change-id="ct92584768"/></text:p>
        <text:p text:style-name="P1">Each type will have their own life and and armor characteristic in <text:span text:style-name="T6">dev config file</text:span>. Armor value will be set to 0 for now.</text:p>
        <text:p text:style-name="P1"><text:change-end text:change-id="ct92584768"/></text:p>
        <text:p text:style-name="P1">Their <text:change text:change-id="ct92585168"/><text:change-start text:change-id="ct92584968"/>creation<text:change-end text:change-id="ct92584968"/> will be managed between an initial value of monsters present on the battlefield <text:change-start text:change-id="ct92585368"/>at the same time <text:change-end text:change-id="ct92585368"/>and a maximum value.<text:change-start text:change-id="ct92585568"/> These values can be different for both types and can be changed via <text:change-end text:change-id="ct92585568"/><text:change-start text:change-id="ct93554696"/><text:span text:style-name="T6">dev config file</text:span><text:change-end text:change-id="ct93554696"/><text:change-start text:change-id="ct92582272"/>.</text:p>
        <text:p text:style-name="P1"/>
        <text:p text:style-name="P1">Monster generation is managed using a daemon process with an interval that can be change inside dev config file.</text:p>
        <text:p text:style-name="P1"><text:change-end text:change-id="ct92582272"/></text:p>
        <text:p text:style-name="P1">Monsters <text:change text:change-id="ct92585768"/><text:change-start text:change-id="ct92585968"/>creation<text:change-end text:change-id="ct92585968"/> will be managed by area<text:change-start text:change-id="ct93404808"/> (editable via<text:span text:style-name="T6"> dev config file)</text:span><text:change-end text:change-id="ct93404808"/>:</text:p>
        <text:list text:style-name="L3">
          <text:list-item>
            <text:p text:style-name="P32">Area 1 (x=0, y=0, w=640, h=640): monsters type 1 can be generated inside this area but monster type 2 can't</text:p>
          </text:list-item>
          <text:list-item>
            <text:p text:style-name="P32">Area 2 (x=640, y=0, w=640, h=640): no monsters type can be generated here</text:p>
          </text:list-item>
          <text:list-item>
            <text:p text:style-name="P32">Area 3 (x=0 y=640, w=640, h=640): all monsters type can be generated here</text:p>
          </text:list-item>
          <text:list-item>
            <text:p text:style-name="P32">Area 7 (x=640, y=640, w=640, h=640): monsters type 2 can be generated inside this area but monster type 1 can't</text:p>
          </text:list-item>
        </text:list>
        <text:p text:style-name="P1"><text:change text:change-id="ct91899712"/>Be careful that birth area mustn't <text:change text:change-id="ct92940024"/>affect moves possibilities.<text:change-start text:change-id="ct93671296"/></text:p>
        <text:p text:style-name="P1"/>
        <text:p text:style-name="P1"><text:change-end text:change-id="ct93671296"/><text:change-start text:change-id="ct90490392"/>Monsters will have a life bar sprite attached to <text:span text:style-name="T6">their sprite which show their current life.</text:span></text:p>
        <text:p text:style-name="P33"/>
        <text:p text:style-name="P33"><text:change-end text:change-id="ct90490392"/><text:change-start text:change-id="ct93586056"/>Each monster has it own description file.<text:change-end text:change-id="ct93586056"/></text:p>
        <text:p text:style-name="P1"/>
        <text:p text:style-name="P1"/>
        <text:p text:style-name="P1"/>
        <text:p text:style-name="P1"/>
        <text:h text:style-name="P34" text:outline-level="1">Character Input</text:h>
        <text:p text:style-name="P3">Players will be able to move by using the keyboard only with predefined <text:change text:change-id="ct91557408"/><text:change-start text:change-id="ct92192152"/>keys<text:change-end text:change-id="ct92192152"/> and exit the game using the same way.</text:p>
        <text:p text:style-name="P3"><text:change-start text:change-id="ct93214240"/>Defaults <text:change-end text:change-id="ct93214240"/>Inputs:</text:p>
        <text:p text:style-name="P3">Up: Num8 or Up; Right: Num9 or Left; Down: Num5 or Down; Left: Num7 or Left; Attack: Num/ or Right Ctrl; Change Attack Style Between Distant and Melee: Num* or Right Shift.<text:change-start text:change-id="ct92132368"/> Diagonals will be combinations <text:change-end text:change-id="ct92132368"/><text:change-start text:change-id="ct80178952"/>of two keys (like Up+Left for diagonal Up-Left).<text:change-end text:change-id="ct80178952"/></text:p>
        <text:list text:style-name="L4">
          <text:list-header>
            <text:p text:style-name="P35"/>
          </text:list-header>
        </text:list>
        <text:p text:style-name="P9"><text:change text:change-id="ct93213840"/>Player has two keyboard layout in order to work on laptop because their numpad is not available easily.<text:change-start text:change-id="ct92582472"/></text:p>
        <text:p text:style-name="P9"/>
        <text:p text:style-name="P9">Moves are looping will keys stay pressed<text:change-end text:change-id="ct92582472"/><text:change-start text:change-id="ct92583568"/>.<text:change-end text:change-id="ct92583568"/></text:p>
        <text:p text:style-name="P9"/>
        <text:p text:style-name="P9">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change-start text:change-id="ct93728440"/></text:p>
        <text:p text:style-name="P9"/>
        <text:p text:style-name="P9">Full Screen / Windows Mode, are available using the F12 key.<text:change-end text:change-id="ct93728440"/><text:change-start text:change-id="ct93213640"/></text:p>
        <text:p text:style-name="P9"/>
        <text:p text:style-name="P9">All these <text:change-end text:change-id="ct93213640"/><text:change-start text:change-id="ct93214040"/>key will be defined inside user config file and so we'll be able to change them manually.<text:change-end text:change-id="ct93214040"/></text:p>
        <text:h text:style-name="P19" text:outline-level="1"><text:change-start text:change-id="ct91325928"/>Animations</text:h>
        <text:p text:style-name="P10">All animation's timers have default interval that can be changed inside dev config file</text:p>
        <text:h text:style-name="P36" text:outline-level="2">Characters</text:h>
        <text:p text:style-name="P8">Attack animation are presented and tweaked to make animation fluid.</text:p>
        <text:p text:style-name="P37">It's the same for arrow movements.</text:p>
        <text:p text:style-name="P37"/>
        <text:h text:style-name="P36" text:outline-level="2">NPC</text:h>
        <text:p text:style-name="P37">No animations for now.</text:p>
        <text:p text:style-name="P37"/>
        <text:h text:style-name="P36" text:outline-level="2">Monsters</text:h>
        <text:p text:style-name="P37">No animations for now.</text:p>
        <text:h text:style-name="P19" text:outline-level="1">Collisions</text:h>
        <text:p text:style-name="P9"/>
        <text:p text:style-name="P9">Collision are managed between all type: characters/monsters; characters/npcs, characters/battlefield, monsters/monsters, npcs/npcs, monsters/npcs, npcs/battlefield and monsters/battlefield.</text:p>
        <text:p text:style-name="P9"/>
        <text:p text:style-name="P9">Partial collisions will now be present as everyone now move pixel per pixel.</text:p>
        <text:p text:style-name="P9"/>
        <text:p text:style-name="P9">Collision with the battlefield limit are managed too.</text:p>
        <text:p text:style-name="P9"/>
        <text:h text:style-name="Heading_20_3" text:outline-level="3">Rules</text:h>
        <text:p text:style-name="P1">Player won't be able to go on Monster's square until they are dead.</text:p>
        <text:p text:style-name="P1">Monsters won't be able to go on Player's square.</text:p>
        <text:p text:style-name="P1">Monsters are not allowed to go</text:p>
        <text:p text:style-name="P1">No one leave the battlefield by the limits of the field.</text:p>
        <text:p text:style-name="P9">No one go on the status bar.</text:p>
        <text:h text:style-name="P19" text:outline-level="1"><text:change-end text:change-id="ct91325928"/>Message</text:h>
        <text:p text:style-name="P10"><text:change text:change-id="ct91631696"/></text:p>
        <text:p text:style-name="P10"><text:change text:change-id="ct91666528"/>Messages will be displayed on the status bar.<text:change-start text:change-id="ct93590712"/></text:p>
        <text:p text:style-name="P10"><text:change-end text:change-id="ct93590712"/></text:p>
        <text:p text:style-name="P10"><text:change text:change-id="ct93590816"/><text:change-start text:change-id="ct93711032"/>M<text:change-end text:change-id="ct93711032"/><text:change text:change-id="ct93590920"/>essages <text:change-start text:change-id="ct93591056"/>are <text:change-end text:change-id="ct93591056"/>displayed when melee/distant hit or miss.<text:change-start text:change-id="ct93253208"/></text:p>
        <text:p text:style-name="P10"/>
        <text:p text:style-name="P10">When the player won, a message containing the time of the character will be displayed inside t<text:change-end text:change-id="ct93253208"/><text:change-start text:change-id="ct93591328"/>he status bar.<text:change-end text:change-id="ct93591328"/></text:p>
        <text:h text:style-name="P19" text:outline-level="1"><text:change-start text:change-id="ct91328528"/>Game States &amp; Interfaces</text:h>
        <text:p text:style-name="P10">Two games states are available: play and pause</text:p>
        <text:p text:style-name="P10"/>
        <text:h text:style-name="P36" text:outline-level="2">Play State &amp; Interface</text:h>
        <text:p text:style-name="P10">It's the normal game state. The player can play with is character. The world live as expected.</text:p>
        <text:p text:style-name="P10"/>
        <text:p text:style-name="P10">A status bar is available at the bottom of the screen.</text:p>
        <text:p text:style-name="P10">It dimension will be 640*32px.</text:p>
        <text:p text:style-name="P10"/>
        <text:p text:style-name="P10">The rest of screen is filled by the battlefield, characters, non player characters and monsters.</text:p>
        <text:p text:style-name="P10"/>
        <text:h text:style-name="P36" text:outline-level="2">Pause State &amp; Interface</text:h>
        <text:p text:style-name="P10"/>
        <text:p text:style-name="P10">It <text:span text:style-name="T1">happened</text:span> when the user has push the escape key. A menu pop-up which ask if the player really <text:span text:style-name="T1">wants to leave the game.</text:span></text:p>
        <text:p text:style-name="P38"/>
        <text:p text:style-name="P38">The world live normally but the player can't move nor attack but it's still vulnerable to opponents attacks.</text:p>
        <text:h text:style-name="P19" text:outline-level="1"><text:change-end text:change-id="ct91328528"/>Rendering System</text:h>
        <text:p text:style-name="P1"/>
        <text:p text:style-name="P9">The rendering will be 2D only with fix camera looking the battlefield from the sky. Scrolling camera will be available to go in non initial displayed area of the battlefield.</text:p>
        <text:p text:style-name="P9"/>
        <text:p text:style-name="P9">The screen definition will be <text:change-start text:change-id="ct91643456"/>800*600<text:change-end text:change-id="ct91643456"/><text:change text:change-id="ct91642456"/> in 32b. No change will be available<text:change-start text:change-id="ct91410776"/> via interface but can be change manua<text:change-end text:change-id="ct91410776"/><text:change-start text:change-id="ct91410576"/>lly <text:change-end text:change-id="ct91410576"/><text:change-start text:change-id="ct94067944"/>using user config file<text:change-end text:change-id="ct94067944"/>.</text:p>
        <text:p text:style-name="P9"/>
        <text:p text:style-name="P9">Going to full screen <text:change-start text:change-id="ct93497160"/>and go back to windows mode <text:change-end text:change-id="ct93497160"/>is possible<text:change-start text:change-id="ct93728232"/>.<text:change-end text:change-id="ct93728232"/><text:change text:change-id="ct93610544"/></text:p>
        <text:p text:style-name="P9"/>
        <text:p text:style-name="P9">Resize of the windows <text:change text:change-id="ct91643256"/><text:change-start text:change-id="ct91642656"/>is<text:change-end text:change-id="ct91642656"/> <text:change text:change-id="ct91410976"/>possible too.</text:p>
        <text:p text:style-name="P9"/>
        <text:p text:style-name="P9">The game engine will be RAGE:SDL<text:change-start text:change-id="ct91327432"/>ut<text:change-end text:change-id="ct91327432"/> currently in development.</text:p>
        <text:p text:style-name="P29"/>
        <text:p text:style-name="P9"><text:change text:change-id="ct56145968"/></text:p>
        <text:p text:style-name="P9"/>
        <text:p text:style-name="P9">No lighting model.</text:p>
        <text:p text:style-name="P9"/>
        <text:p text:style-name="P9">Characters/Monsters will be rendered has <text:change text:change-id="ct56551024"/><text:change-start text:change-id="ct91327232"/>2D<text:change-end text:change-id="ct91327232"/> bitmap moving <text:change text:change-id="ct91326928"/><text:change-start text:change-id="ct91326728"/>ac<text:change-end text:change-id="ct91326728"/><text:change-start text:change-id="ct91326528"/>ross<text:change-end text:change-id="ct91326528"/> a 2D surface.</text:p>
        <text:h text:style-name="P39" text:outline-level="1">Sound System</text:h>
        <text:p text:style-name="P9">There will <text:change-start text:change-id="ct92181336"/><text:span text:style-name="T10">only</text:span><text:change-end text:change-id="ct92181336"/><text:span text:style-name="T11"> </text:span><text:span text:style-name="T8">be </text:span><text:change-start text:change-id="ct91792944"/><text:span text:style-name="T8">an sfx </text:span><text:change-end text:change-id="ct91792944"/><text:span text:style-name="T8">sound inside the</text:span><text:change-start text:change-id="ct92182664"/><text:span text:style-name="T8"> escape</text:span><text:change-end text:change-id="ct92182664"/><text:span text:style-name="T8"> menu that allow the player to quit. A simple sfx sound will be present each time the player switch between options.</text:span><text:change-start text:change-id="ct92165392"/></text:p>
        <text:p text:style-name="P40"/>
        <text:p text:style-name="P40">Music will be present during play<text:change-end text:change-id="ct92165392"/><text:change-start text:change-id="ct56142072"/> time.</text:p>
        <text:p text:style-name="P40"/>
        <text:h text:style-name="P41" text:outline-level="1"><text:change-end text:change-id="ct56142072"/><text:change-start text:change-id="ct93728544"/>Game Objectives</text:h>
        <text:p text:style-name="P9">The objective is to clean the map of all monster as fast as possible.</text:p>
        <text:p text:style-name="P9">Time scores will be saved inside 'time_scores.txt' file with the date of the score.</text:p>
        <text:p text:style-name="P9"/>
        <text:h text:style-name="P41" text:outline-level="1"><text:change-end text:change-id="ct93728544"/><text:change-start text:change-id="ct93670472"/>Files Organization</text:h>
        <text:h text:style-name="P36" text:outline-level="2">Root directory</text:h>
        <text:p text:style-name="P9">In this folder there will be the exe file, necessary dll and user config file.</text:p>
        <text:h text:style-name="P36" text:outline-level="2">Datas directory</text:h>
        <text:p text:style-name="P9"><text:change-end text:change-id="ct93670472"/><text:change-start text:change-id="ct93728752"/>All d<text:change-end text:change-id="ct93728752"/><text:change-start text:change-id="ct94074384"/>atas will be present in<text:change-end text:change-id="ct94074384"/><text:change-start text:change-id="ct94074280"/>side this folder and will be organized in sub folder:</text:p>
        <text:list text:style-name="L5">
          <text:list-item>
            <text:p text:style-name="P42">A subfolder for monsters containing monster's sprite or tile and<text:change-end text:change-id="ct94074280"/><text:change-start text:change-id="ct93761832"/> thiers characteristics file</text:p>
          </text:list-item>
          <text:list-item>
            <text:p text:style-name="P42">A subfolder for sfx files</text:p>
          </text:list-item>
          <text:list-item>
            <text:p text:style-name="P42">A subfolder for music files</text:p>
          </text:list-item>
          <text:list-item>
            <text:p text:style-name="P42">A subfolder for battlefield definition, sprites and tiles</text:p>
          </text:list-item>
          <text:list-item>
            <text:p text:style-name="P42">A subfolder for interface menu</text:p>
          </text:list-item>
          <text:list-item>
            <text:p text:style-name="P42">A subfolder for items (like arrow)</text:p>
          </text:list-item>
          <text:list-item>
            <text:p text:style-name="P42">A subfolder for fonts</text:p>
          </text:list-item>
          <text:list-item>
            <text:p text:style-name="P42">A subfolder for video</text:p>
          </text:list-item>
        </text:list>
        <text:h text:style-name="P36" text:outline-level="2">Config Directory</text:h>
        <text:p text:style-name="P9">All dev config files will be saved inside this folder.</text:p>
        <text:p text:style-name="P9"><text:change-end text:change-id="ct9376183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8-05T18:37:00</meta:creation-date>
    <dc:creator>G V</dc:creator>
    <dc:date>2007-01-11T17:42:36</dc:date>
    <meta:print-date>2005-10-04T17:36:00</meta:print-date>
    <dc:language>en-US</dc:language>
    <meta:editing-cycles>72</meta:editing-cycles>
    <meta:editing-duration>PT21H46M22S</meta:editing-duration>
    <meta:user-defined meta:name="Info 1"/>
    <meta:user-defined meta:name="Info 2"/>
    <meta:user-defined meta:name="Info 3"/>
    <meta:user-defined meta:name="Info 4"/>
    <meta:document-statistic meta:table-count="0" meta:image-count="0" meta:object-count="0" meta:page-count="18" meta:paragraph-count="282" meta:word-count="2582" meta:character-count="14619"/>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4" VL:comment="2D v0.03" VL:creator="G V" dc:date-time="2007-01-11T17:42:25"/>
</VL:version-list>
</file>